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3" style:family="table-column">
      <style:table-column-properties fo:break-before="auto" style:column-width="11.61mm"/>
    </style:style>
    <style:style style:name="co54" style:family="table-column">
      <style:table-column-properties fo:break-before="auto" style:column-width="18.79mm"/>
    </style:style>
    <style:style style:name="co55" style:family="table-column">
      <style:table-column-properties fo:break-before="auto" style:column-width="21.01mm"/>
    </style:style>
    <style:style style:name="co56" style:family="table-column">
      <style:table-column-properties fo:break-before="auto" style:column-width="147.34mm"/>
    </style:style>
    <style:style style:name="co57" style:family="table-column">
      <style:table-column-properties fo:break-before="auto" style:column-width="23.14mm"/>
    </style:style>
    <style:style style:name="co58" style:family="table-column">
      <style:table-column-properties fo:break-before="auto" style:column-width="17.43mm"/>
    </style:style>
    <style:style style:name="co59" style:family="table-column">
      <style:table-column-properties fo:break-before="auto" style:column-width="113.56mm"/>
    </style:style>
    <style:style style:name="co60" style:family="table-column">
      <style:table-column-properties fo:break-before="auto" style:column-width="21.5mm"/>
    </style:style>
    <style:style style:name="co61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3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3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42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44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4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88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80" style:family="table-cell" style:parent-style-name="Default" style:data-style-name="N37"/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 style:data-style-name="N100"/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28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2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9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5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48" style:family="table-cell" style:parent-style-name="Default">
      <style:table-cell-properties fo:border-bottom="none" fo:border-left="0.06pt solid #000000" fo:border-right="0.06pt solid #000000" fo:border-top="none"/>
    </style:style>
    <style:style style:name="ce349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7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8" style:family="table-cell" style:parent-style-name="Default">
      <style:text-properties fo:font-weight="bold" style:font-weight-asian="bold" style:font-weight-complex="bold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61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6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7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74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7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8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83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8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8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="0.06pt solid #000000"/>
    </style:style>
    <style:style style:name="ce3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9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0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11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2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2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2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427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28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29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44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5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45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5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5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54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5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59" style:family="table-cell" style:parent-style-name="Default">
      <style:text-properties fo:font-weight="normal" style:font-weight-asian="normal" style:font-weight-complex="normal"/>
    </style:style>
    <style:style style:name="ce46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46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2" style:family="table-cell" style:parent-style-name="Default" style:data-style-name="N100"/>
    <style:style style:name="ce46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4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5" style:family="table-cell" style:parent-style-name="Default" style:data-style-name="N10036"/>
    <style:style style:name="ce466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6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59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59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59"/>
          <table:table-cell table:style-name="ce259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59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59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59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59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59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59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59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59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59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59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59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59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07" office:value-type="string" calcext:value-type="string" table:number-columns-spanned="1" table:number-rows-spanned="11">
            <text:p>PI2.0.1</text:p>
          </table:table-cell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34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34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34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6" calcext:value-type="date">
            <text:p>16/01/17</text:p>
          </table:table-cell>
          <table:table-cell table:style-name="ce337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37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37" office:value-type="date" office:date-value="2017-01-19" calcext:value-type="date">
            <text:p>19/01/17</text:p>
          </table:table-cell>
          <table:table-cell table:style-name="ce34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37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07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07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59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07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07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37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07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37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37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37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37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37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07" office:value-type="string" calcext:value-type="string" table:number-columns-spanned="1" table:number-rows-spanned="66">
            <text:p>PI 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37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330" office:value-type="string" calcext:value-type="string">
            <text:p>PI3.1</text:p>
          </table:table-cell>
          <table:table-cell table:style-name="ce342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124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3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344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2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3" office:value-type="string" calcext:value-type="string">
            <text:p>PI3.1</text:p>
          </table:table-cell>
          <table:table-cell table:style-name="ce337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3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37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78">
            <text:p>4.0</text:p>
          </table:table-cell>
          <table:covered-table-cell table:style-name="ce142"/>
          <table:covered-table-cell table:style-name="ce282"/>
          <table:table-cell table:style-name="ce207" office:value-type="string" calcext:value-type="string" table:number-columns-spanned="1" table:number-rows-spanned="78">
            <text:p>PI 4.0</text:p>
          </table:table-cell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9-02" calcext:value-type="date">
            <text:p>02/09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s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8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_word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0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yh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c.c, 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fotr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rcnq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.ph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sd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xsy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ech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k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lanb, a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3.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20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tl7, tl77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2" calcext:value-type="date">
            <text:p>02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h, mc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t.c, n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h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3" calcext:value-type="date">
            <text:p>0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hb d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4" calcext:value-type="date">
            <text:p>04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dqb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5" calcext:value-type="date">
            <text:p>05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gaa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7" calcext:value-type="date">
            <text:p>07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l3, wl3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08" calcext:value-type="date">
            <text:p>08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update, 5hd, mima.c, pi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1" calcext:value-type="date">
            <text:p>1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tsmns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3" calcext:value-type="date">
            <text:p>13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t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4" calcext:value-type="date">
            <text:p>14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avcba, trp12, chrr, c_tried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5" calcext:value-type="date">
            <text:p>15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eieas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6" calcext:value-type="date">
            <text:p>16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tc, texte.cpp, text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7" calcext:value-type="date">
            <text:p>17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zza.cpp, pizzaria.c, pizzaria, cf.c, cf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18" calcext:value-type="date">
            <text:p>18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cnstrct.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: EMERGENCE: 02 folder, README, README.txt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0-21" calcext:value-type="date">
            <text:p>21/10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: Update; 02 folder to coding_n, 3q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10-30" calcext:value-type="date">
            <text:p>30/10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c1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.sh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5">
            <text:p>Nov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2" calcext:value-type="date">
            <text:p>02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.sh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3" calcext:value-type="date">
            <text:p>03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y.py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tiakp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6" calcext:value-type="date">
            <text:p>06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id, pi_n directory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7" calcext:value-type="date">
            <text:p>07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b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09" calcext:value-type="date">
            <text:p>09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ksn.sh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pr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1" calcext:value-type="date">
            <text:p>11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c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me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4" calcext:value-type="date">
            <text:p>14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#dmk#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5" calcext:value-type="date">
            <text:p>15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xx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37" office:value-type="date" office:date-value="2017-11-19" calcext:value-type="date">
            <text:p>19/11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_n</text:p>
          </table:table-cell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37"/>
          <table:table-cell table:number-columns-repeated="2"/>
          <table:covered-table-cell table:style-name="ce142"/>
          <table:table-cell table:style-name="ce285" office:value-type="string" calcext:value-type="string" table:number-columns-spanned="1" table:number-rows-spanned="2">
            <text:p>End</text:p>
          </table:table-cell>
          <table:table-cell table:style-name="ce359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307"/>
          <table:covered-table-cell/>
          <table:table-cell table:number-columns-repeated="4"/>
        </table:table-row>
        <table:table-row table:style-name="ro1" table:number-rows-repeated="10482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57" table:default-cell-style-name="ce319"/>
        <table:table-column table:style-name="co7" table:default-cell-style-name="ce319"/>
        <table:table-column table:style-name="co58" table:default-cell-style-name="ce319"/>
        <table:table-column table:style-name="co59" table:default-cell-style-name="ce319"/>
        <table:table-column table:style-name="co12" table:default-cell-style-name="ce319"/>
        <table:table-column table:style-name="co60" table:default-cell-style-name="ce319"/>
        <table:table-column table:style-name="co13" table:default-cell-style-name="ce298"/>
        <table:table-column table:style-name="co13" table:default-cell-style-name="ce319"/>
        <table:table-column table:style-name="co13" table:default-cell-style-name="ce409"/>
        <table:table-column table:style-name="co13" table:number-columns-repeated="1015" table:default-cell-style-name="Default"/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style-name="ce321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1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70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70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70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70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70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70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70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70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70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70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70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70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70" office:value-type="date" office:date-value="2017-02-11" calcext:value-type="date">
            <text:p>11/02/17</text:p>
          </table:table-cell>
          <table:table-cell table:style-name="ce321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70" office:value-type="date" office:date-value="2017-02-11" calcext:value-type="date">
            <text:p>11/02/17</text:p>
          </table:table-cell>
          <table:table-cell table:style-name="ce320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70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70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70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70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style-name="ce208"/>
          <table:table-cell table:style-name="ce370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style-name="ce208"/>
          <table:table-cell table:style-name="ce370"/>
          <table:table-cell/>
          <table:table-cell table:style-name="ce399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ce399"/>
          <table:table-cell table:style-name="ce208"/>
          <table:table-cell table:number-columns-repeated="6"/>
          <table:table-cell table:style-name="ce409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70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70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70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70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70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70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70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70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70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70" office:value-type="date" office:date-value="2017-02-18" calcext:value-type="date">
            <text:p>18/02/17</text:p>
          </table:table-cell>
          <table:table-cell table:style-name="ce320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70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70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style-name="ce208"/>
          <table:table-cell table:style-name="ce370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ce399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9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7"/>
          <table:table-cell table:style-name="Default"/>
          <table:table-cell table:number-columns-repeated="2"/>
          <table:table-cell table:style-name="ce409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70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70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70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70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70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70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70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70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70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70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ce399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7"/>
          <table:table-cell table:style-name="Default"/>
          <table:table-cell table:number-columns-repeated="2"/>
          <table:table-cell table:style-name="ce409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70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70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70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ce399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5"/>
          <table:table-cell table:style-name="ce28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9"/>
          <table:table-cell table:style-name="ce370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1" table:number-columns-repeated="6"/>
          <table:table-cell table:style-name="ce403"/>
          <table:table-cell table:style-name="ce321"/>
          <table:table-cell table:style-name="ce217"/>
          <table:table-cell table:style-name="ce219"/>
          <table:table-cell table:style-name="ce373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319"/>
          <table:table-cell table:number-columns-repeated="101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style-name="ce318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70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70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70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70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70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9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20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70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70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70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70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70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70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70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70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71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71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71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70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71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70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71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71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70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71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70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11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70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11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321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70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11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style-name="ce208"/>
          <table:table-cell table:style-name="ce370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11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5"/>
          <table:table-cell table:style-name="ce289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321"/>
          <table:table-cell table:number-columns-repeated="3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321" table:number-columns-repeated="4"/>
          <table:table-cell table:style-name="ce401" office:value-type="string" calcext:value-type="string" table:number-columns-spanned="2" table:number-rows-spanned="1">
            <text:p>Daily Average = </text:p>
          </table:table-cell>
          <table:covered-table-cell table:style-name="ce321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321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321" table:number-columns-repeated="4"/>
          <table:table-cell table:style-name="ce401"/>
          <table:table-cell table:style-name="ce321"/>
          <table:table-cell table:style-name="ce216"/>
          <table:table-cell table:style-name="ce321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70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70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70" office:value-type="date" office:date-value="2017-04-03" calcext:value-type="date">
            <text:p>03/04/17</text:p>
          </table:table-cell>
          <table:table-cell table:style-name="ce321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70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70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70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70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70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70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70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70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70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70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70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70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70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70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70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70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70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70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70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70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70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70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70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70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70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70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70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9" calcext:value-type="float">
            <text:p>9</text:p>
          </table:table-cell>
          <table:table-cell table:style-name="ce411" office:value-type="date" office:date-value="2017-04-09" calcext:value-type="date">
            <text:p>09/04/17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11" office:value-type="date" office:date-value="2017-04-21" calcext:value-type="date">
            <text:p>21/04/17</text:p>
          </table:table-cell>
          <table:table-cell table:style-name="ce411" office:value-type="date" office:date-value="2017-04-23" calcext:value-type="date">
            <text:p>23/04/17</text:p>
          </table:table-cell>
          <table:table-cell table:style-name="ce411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4-11" calcext:value-type="date">
            <text:p>11/04/17</text:p>
          </table:table-cell>
          <table:table-cell table:style-name="ce411" office:value-type="date" office:date-value="2017-04-20" calcext:value-type="date">
            <text:p>20/04/17</text:p>
          </table:table-cell>
          <table:table-cell table:style-name="ce411" office:value-type="date" office:date-value="2017-04-22" calcext:value-type="date">
            <text:p>22/04/17</text:p>
          </table:table-cell>
          <table:table-cell table:style-name="ce411" office:value-type="date" office:date-value="2017-04-25" calcext:value-type="date">
            <text:p>25/04/17</text:p>
          </table:table-cell>
          <table:table-cell table:style-name="ce411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9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399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70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70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70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70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70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70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70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70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70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70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70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70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70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70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369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70" office:value-type="date" office:date-value="2017-05-18" calcext:value-type="date">
            <text:p>18/05/17</text:p>
          </table:table-cell>
          <table:table-cell table:style-name="ce320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70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70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70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70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70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70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70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70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70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70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70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70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70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70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70" office:value-type="date" office:date-value="2017-05-31" calcext:value-type="date">
            <text:p>31/05/17</text:p>
          </table:table-cell>
          <table:table-cell table:style-name="ce320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2" calcext:value-type="float">
            <text:p>2</text:p>
          </table:table-cell>
          <table:table-cell table:style-name="ce411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11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98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70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70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70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70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70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70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70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70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70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70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70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70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70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70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70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70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70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14" calcext:value-type="float">
            <text:p>14</text:p>
          </table:table-cell>
          <table:table-cell table:style-name="ce411" office:value-type="date" office:date-value="2017-06-09" calcext:value-type="date">
            <text:p>09/06/17</text:p>
          </table:table-cell>
          <table:table-cell table:style-name="ce411" office:value-type="date" office:date-value="2017-06-12" calcext:value-type="date">
            <text:p>12/06/17</text:p>
          </table:table-cell>
          <table:table-cell table:style-name="ce411" office:value-type="date" office:date-value="2017-06-16" calcext:value-type="date">
            <text:p>16/06/17</text:p>
          </table:table-cell>
          <table:table-cell table:style-name="ce411" office:value-type="date" office:date-value="2017-06-22" calcext:value-type="date">
            <text:p>22/06/17</text:p>
          </table:table-cell>
          <table:table-cell table:style-name="ce411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11" office:value-type="date" office:date-value="2017-06-10" calcext:value-type="date">
            <text:p>10/06/17</text:p>
          </table:table-cell>
          <table:table-cell table:style-name="ce411" office:value-type="date" office:date-value="2017-06-14" calcext:value-type="date">
            <text:p>14/06/17</text:p>
          </table:table-cell>
          <table:table-cell table:style-name="ce411" office:value-type="date" office:date-value="2017-06-17" calcext:value-type="date">
            <text:p>17/06/17</text:p>
          </table:table-cell>
          <table:table-cell table:style-name="ce411" office:value-type="date" office:date-value="2017-06-24" calcext:value-type="date">
            <text:p>24/06/17</text:p>
          </table:table-cell>
          <table:table-cell table:style-name="ce411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6-11" calcext:value-type="date">
            <text:p>11/06/17</text:p>
          </table:table-cell>
          <table:table-cell table:style-name="ce411" office:value-type="date" office:date-value="2017-06-15" calcext:value-type="date">
            <text:p>15/06/17</text:p>
          </table:table-cell>
          <table:table-cell table:style-name="ce411" office:value-type="date" office:date-value="2017-06-18" calcext:value-type="date">
            <text:p>18/06/17</text:p>
          </table:table-cell>
          <table:table-cell table:style-name="ce411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98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70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70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70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70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70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70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70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70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70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70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70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70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70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70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70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70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70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70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70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70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70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70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70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12" calcext:value-type="float">
            <text:p>12</text:p>
          </table:table-cell>
          <table:table-cell table:style-name="ce411" office:value-type="date" office:date-value="2017-07-02" calcext:value-type="date">
            <text:p>02/07/17</text:p>
          </table:table-cell>
          <table:table-cell table:style-name="ce411" office:value-type="date" office:date-value="2017-07-08" calcext:value-type="date">
            <text:p>08/07/17</text:p>
          </table:table-cell>
          <table:table-cell table:style-name="ce411" office:value-type="date" office:date-value="2017-07-10" calcext:value-type="date">
            <text:p>10/07/17</text:p>
          </table:table-cell>
          <table:table-cell table:style-name="ce411" office:value-type="date" office:date-value="2017-07-15" calcext:value-type="date">
            <text:p>15/07/17</text:p>
          </table:table-cell>
          <table:table-cell table:style-name="ce411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7-07" calcext:value-type="date">
            <text:p>07/07/17</text:p>
          </table:table-cell>
          <table:table-cell table:style-name="ce411" office:value-type="date" office:date-value="2017-07-09" calcext:value-type="date">
            <text:p>09/07/17</text:p>
          </table:table-cell>
          <table:table-cell table:style-name="ce411" office:value-type="date" office:date-value="2017-07-12" calcext:value-type="date">
            <text:p>12/07/17</text:p>
          </table:table-cell>
          <table:table-cell table:style-name="ce411" office:value-type="date" office:date-value="2017-07-16" calcext:value-type="date">
            <text:p>16/07/17</text:p>
          </table:table-cell>
          <table:table-cell table:style-name="ce411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/>
          <table:table-cell/>
          <table:table-cell table:style-name="ce411"/>
          <table:table-cell table:style-name="ce411" office:value-type="date" office:date-value="2017-07-22" calcext:value-type="date">
            <text:p>22/07/17</text:p>
          </table:table-cell>
          <table:table-cell table:style-name="ce411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11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98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70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70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70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70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70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70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70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70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298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70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71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70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70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70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70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70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70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70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12" calcext:value-type="float">
            <text:p>12</text:p>
          </table:table-cell>
          <table:table-cell table:style-name="ce411"/>
          <table:table-cell table:number-columns-repeated="1012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19" calcext:value-type="float">
            <text:p>19</text:p>
          </table:table-cell>
          <table:table-cell table:style-name="ce411" office:value-type="date" office:date-value="2017-08-01" calcext:value-type="date">
            <text:p>01/08/17</text:p>
          </table:table-cell>
          <table:table-cell table:style-name="ce411" office:value-type="date" office:date-value="2017-08-06" calcext:value-type="date">
            <text:p>06/08/17</text:p>
          </table:table-cell>
          <table:table-cell table:style-name="ce411" office:value-type="date" office:date-value="2017-08-11" calcext:value-type="date">
            <text:p>11/08/17</text:p>
          </table:table-cell>
          <table:table-cell table:style-name="ce411" office:value-type="date" office:date-value="2017-08-15" calcext:value-type="date">
            <text:p>15/08/17</text:p>
          </table:table-cell>
          <table:table-cell table:style-name="ce411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8-02" calcext:value-type="date">
            <text:p>02/08/17</text:p>
          </table:table-cell>
          <table:table-cell table:style-name="ce411" office:value-type="date" office:date-value="2017-08-07" calcext:value-type="date">
            <text:p>07/08/17</text:p>
          </table:table-cell>
          <table:table-cell table:style-name="ce411" office:value-type="date" office:date-value="2017-08-12" calcext:value-type="date">
            <text:p>12/08/17</text:p>
          </table:table-cell>
          <table:table-cell table:style-name="ce411" office:value-type="date" office:date-value="2017-08-16" calcext:value-type="date">
            <text:p>16/08/17</text:p>
          </table:table-cell>
          <table:table-cell table:style-name="ce411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11" office:value-type="date" office:date-value="2017-08-03" calcext:value-type="date">
            <text:p>03/08/17</text:p>
          </table:table-cell>
          <table:table-cell table:style-name="ce411" office:value-type="date" office:date-value="2017-08-09" calcext:value-type="date">
            <text:p>09/08/17</text:p>
          </table:table-cell>
          <table:table-cell table:style-name="ce411" office:value-type="date" office:date-value="2017-08-13" calcext:value-type="date">
            <text:p>13/08/17</text:p>
          </table:table-cell>
          <table:table-cell table:style-name="ce411" office:value-type="date" office:date-value="2017-08-17" calcext:value-type="date">
            <text:p>17/08/17</text:p>
          </table:table-cell>
          <table:table-cell table:style-name="ce411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11" office:value-type="date" office:date-value="2017-08-10" calcext:value-type="date">
            <text:p>10/08/17</text:p>
          </table:table-cell>
          <table:table-cell table:style-name="ce411" office:value-type="date" office:date-value="2017-08-14" calcext:value-type="date">
            <text:p>14/08/17</text:p>
          </table:table-cell>
          <table:table-cell table:style-name="ce411" office:value-type="date" office:date-value="2017-08-18" calcext:value-type="date">
            <text:p>18/08/17</text:p>
          </table:table-cell>
          <table:table-cell table:style-name="ce411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298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70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70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70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70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70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70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70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70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70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71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70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70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70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70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70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70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70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70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70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70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70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70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319"/>
          <table:table-cell table:number-columns-repeated="2"/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70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70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70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70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70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70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70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9"/>
          <table:table-cell table:style-name="ce319" table:number-columns-repeated="1014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70" office:value-type="date" office:date-value="2017-09-26" calcext:value-type="date">
            <text:p>26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0]+[.E330]" office:value-type="time" office:time-value="PT00H07M17S" calcext:value-type="time">
            <text:p>00:07:17</text:p>
          </table:table-cell>
          <table:table-cell table:style-name="ce212" table:formula="of:=SUM([.F330:.F330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70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1]+[.E331]" office:value-type="time" office:time-value="PT00H10M00S" calcext:value-type="time">
            <text:p>00:10:00</text:p>
          </table:table-cell>
          <table:table-cell table:style-name="ce212" table:formula="of:=SUM([.F331:.F331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70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22" calcext:value-type="float">
            <text:p>22</text:p>
          </table:table-cell>
          <table:table-cell table:style-name="ce411" office:value-type="date" office:date-value="2017-09-01" calcext:value-type="date">
            <text:p>01/09/17</text:p>
          </table:table-cell>
          <table:table-cell table:style-name="ce411" office:value-type="date" office:date-value="2017-09-22" calcext:value-type="date">
            <text:p>22/09/17</text:p>
          </table:table-cell>
          <table:table-cell table:style-name="ce411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8" calcext:value-type="float">
            <text:p>8</text:p>
          </table:table-cell>
          <table:table-cell table:style-name="ce411" office:value-type="date" office:date-value="2017-09-03" calcext:value-type="date">
            <text:p>03/09/17</text:p>
          </table:table-cell>
          <table:table-cell table:style-name="ce411" office:value-type="date" office:date-value="2017-09-23" calcext:value-type="date">
            <text:p>23/09/17</text:p>
          </table:table-cell>
          <table:table-cell table:style-name="ce411" office:value-type="date" office:date-value="2017-09-29" calcext:value-type="date">
            <text:p>29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09-18" calcext:value-type="date">
            <text:p>18/09/17</text:p>
          </table:table-cell>
          <table:table-cell table:style-name="ce411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1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11"/>
          <table:table-cell table:number-columns-repeated="1011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70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1H50M43S" calcext:value-type="time">
            <text:p>21:50:43</text:p>
          </table:table-cell>
          <table:table-cell table:style-name="ce370" office:value-type="date" office:date-value="2017-10-01" calcext:value-type="date">
            <text:p>01/10/17</text:p>
          </table:table-cell>
          <table:table-cell office:value-type="string" calcext:value-type="string">
            <text:p>tl7, tl77</text:p>
          </table:table-cell>
          <table:table-cell table:style-name="ce208" office:value-type="time" office:time-value="PT21H59M14S" calcext:value-type="time">
            <text:p>21:59:14</text:p>
          </table:table-cell>
          <table:table-cell table:style-name="ce208" table:formula="of:=-[.B347]+[.E347]" office:value-type="time" office:time-value="PT00H08M31S" calcext:value-type="time">
            <text:p>00:08:31</text:p>
          </table:table-cell>
          <table:table-cell table:style-name="ce212" table:formula="of:=SUM([.F346:.F347])" office:value-type="time" office:time-value="PT01H36M31S" calcext:value-type="time">
            <text:p>01:36: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25S" calcext:value-type="time">
            <text:p>10:20:25</text:p>
          </table:table-cell>
          <table:table-cell table:style-name="ce370" office:value-type="date" office:date-value="2017-10-02" calcext:value-type="date">
            <text:p>02/10/17</text:p>
          </table:table-cell>
          <table:table-cell office:value-type="string" calcext:value-type="string">
            <text:p>h, mcd</text:p>
          </table:table-cell>
          <table:table-cell table:style-name="ce208" office:value-type="time" office:time-value="PT10H40M49S" calcext:value-type="time">
            <text:p>10:40:49</text:p>
          </table:table-cell>
          <table:table-cell table:style-name="ce208" table:formula="of:=-[.B348]+[.E348]" office:value-type="time" office:time-value="PT00H20M24S" calcext:value-type="time">
            <text:p>00:20:24</text:p>
          </table:table-cell>
          <table:table-cell table:style-name="ce212" table:formula="of:=SUM([.F348:.F348])" office:value-type="time" office:time-value="PT00H20M24S" calcext:value-type="time">
            <text:p>00:20: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04S" calcext:value-type="time">
            <text:p>00:23:04</text:p>
          </table:table-cell>
          <table:table-cell table:style-name="ce370" office:value-type="date" office:date-value="2017-10-03" calcext:value-type="date">
            <text:p>03/10/17</text:p>
          </table:table-cell>
          <table:table-cell office:value-type="string" calcext:value-type="string">
            <text:p>nt.c, nt</text:p>
          </table:table-cell>
          <table:table-cell table:style-name="ce208" office:value-type="time" office:time-value="PT00H45M22S" calcext:value-type="time">
            <text:p>00:45:22</text:p>
          </table:table-cell>
          <table:table-cell table:style-name="ce208" table:formula="of:=-[.B349]+[.E349]" office:value-type="time" office:time-value="PT00H22M18S" calcext:value-type="time">
            <text:p>00:22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03M00S" calcext:value-type="time">
            <text:p>20:03:00</text:p>
          </table:table-cell>
          <table:table-cell table:style-name="ce370" office:value-type="date" office:date-value="2017-10-03" calcext:value-type="date">
            <text:p>03/10/17</text:p>
          </table:table-cell>
          <table:table-cell office:value-type="string" calcext:value-type="string">
            <text:p>update, hb</text:p>
          </table:table-cell>
          <table:table-cell table:style-name="ce208" office:value-type="time" office:time-value="PT20H45M00S" calcext:value-type="time">
            <text:p>20:45:00</text:p>
          </table:table-cell>
          <table:table-cell table:style-name="ce208" table:formula="of:=-[.B350]+[.E350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13M57S" calcext:value-type="time">
            <text:p>23:13:57</text:p>
          </table:table-cell>
          <table:table-cell table:style-name="ce370" office:value-type="date" office:date-value="2017-10-03" calcext:value-type="date">
            <text:p>03/10/17</text:p>
          </table:table-cell>
          <table:table-cell office:value-type="string" calcext:value-type="string">
            <text:p>dme</text:p>
          </table:table-cell>
          <table:table-cell table:style-name="ce208" office:value-type="time" office:time-value="PT23H27M41S" calcext:value-type="time">
            <text:p>23:27:41</text:p>
          </table:table-cell>
          <table:table-cell table:style-name="ce208" table:formula="of:=-[.B351]+[.E351]" office:value-type="time" office:time-value="PT00H13M44S" calcext:value-type="time">
            <text:p>00:13:44</text:p>
          </table:table-cell>
          <table:table-cell table:style-name="ce212" table:formula="of:=SUM([.F350:.F351])" office:value-type="time" office:time-value="PT00H55M44S" calcext:value-type="time">
            <text:p>00:55:4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13M00S" calcext:value-type="time">
            <text:p>12:13:00</text:p>
          </table:table-cell>
          <table:table-cell table:style-name="ce370" office:value-type="date" office:date-value="2017-10-04" calcext:value-type="date">
            <text:p>04/10/17</text:p>
          </table:table-cell>
          <table:table-cell office:value-type="string" calcext:value-type="string">
            <text:p>dqb</text:p>
          </table:table-cell>
          <table:table-cell table:style-name="ce208" office:value-type="time" office:time-value="PT12H24M49S" calcext:value-type="time">
            <text:p>12:24:49</text:p>
          </table:table-cell>
          <table:table-cell table:style-name="ce208" table:formula="of:=-[.B352]+[.E352]" office:value-type="time" office:time-value="PT00H11M49S" calcext:value-type="time">
            <text:p>00:11:49</text:p>
          </table:table-cell>
          <table:table-cell table:style-name="ce212" table:formula="of:=SUM([.F352:.F352])" office:value-type="time" office:time-value="PT00H11M49S" calcext:value-type="time">
            <text:p>00:11:4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6M00S" calcext:value-type="time">
            <text:p>10:26:00</text:p>
          </table:table-cell>
          <table:table-cell table:style-name="ce370" office:value-type="date" office:date-value="2017-10-05" calcext:value-type="date">
            <text:p>05/10/17</text:p>
          </table:table-cell>
          <table:table-cell office:value-type="string" calcext:value-type="string">
            <text:p>pgaa</text:p>
          </table:table-cell>
          <table:table-cell table:style-name="ce208" office:value-type="time" office:time-value="PT17H28M05S" calcext:value-type="time">
            <text:p>17:28:05</text:p>
          </table:table-cell>
          <table:table-cell table:style-name="ce208" table:formula="of:=-[.B353]+[.E353]" office:value-type="time" office:time-value="PT07H02M05S" calcext:value-type="time">
            <text:p>07:02:05</text:p>
          </table:table-cell>
          <table:table-cell table:style-name="ce212" table:formula="of:=SUM([.F353:.F353])" office:value-type="time" office:time-value="PT07H02M05S" calcext:value-type="time">
            <text:p>07:02: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1M00S" calcext:value-type="time">
            <text:p>10:11:00</text:p>
          </table:table-cell>
          <table:table-cell table:style-name="ce370" office:value-type="date" office:date-value="2017-10-07" calcext:value-type="date">
            <text:p>07/10/17</text:p>
          </table:table-cell>
          <table:table-cell office:value-type="string" calcext:value-type="string">
            <text:p>wl3, wl3.c</text:p>
          </table:table-cell>
          <table:table-cell table:style-name="ce208" office:value-type="time" office:time-value="PT10H28M49S" calcext:value-type="time">
            <text:p>10:28:49</text:p>
          </table:table-cell>
          <table:table-cell table:style-name="ce208" table:formula="of:=-[.B354]+[.E354]" office:value-type="time" office:time-value="PT00H17M49S" calcext:value-type="time">
            <text:p>00:17:49</text:p>
          </table:table-cell>
          <table:table-cell table:style-name="ce212" table:formula="of:=SUM([.F354:.F354])" office:value-type="time" office:time-value="PT00H17M49S" calcext:value-type="time">
            <text:p>00:17: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9H47M34S" calcext:value-type="time">
            <text:p>09:47:34</text:p>
          </table:table-cell>
          <table:table-cell table:style-name="ce370" office:value-type="date" office:date-value="2017-10-08" calcext:value-type="date">
            <text:p>08/10/17</text:p>
          </table:table-cell>
          <table:table-cell office:value-type="string" calcext:value-type="string">
            <text:p>update, 5hd</text:p>
          </table:table-cell>
          <table:table-cell table:style-name="ce208" office:value-type="time" office:time-value="PT10H49M00S" calcext:value-type="time">
            <text:p>10:49:00</text:p>
          </table:table-cell>
          <table:table-cell table:style-name="ce208" table:formula="of:=-[.B355]+[.E355]" office:value-type="time" office:time-value="PT01H01M26S" calcext:value-type="time">
            <text:p>01:01:26</text:p>
          </table:table-cell>
          <table:table-cell table:style-name="ce212"/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28M00S" calcext:value-type="time">
            <text:p>15:28:00</text:p>
          </table:table-cell>
          <table:table-cell table:style-name="ce370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208" office:value-type="time" office:time-value="PT15H39M00S" calcext:value-type="time">
            <text:p>15:39:00</text:p>
          </table:table-cell>
          <table:table-cell table:style-name="ce208" table:formula="of:=-[.B356]+[.E356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02M00S" calcext:value-type="time">
            <text:p>22:02:00</text:p>
          </table:table-cell>
          <table:table-cell table:style-name="ce370" office:value-type="date" office:date-value="2017-10-08" calcext:value-type="date">
            <text:p>08/10/17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208" office:value-type="time" office:time-value="PT22H11M45S" calcext:value-type="time">
            <text:p>22:11:45</text:p>
          </table:table-cell>
          <table:table-cell table:style-name="ce208" table:formula="of:=-[.B357]+[.E357]" office:value-type="time" office:time-value="PT00H09M45S" calcext:value-type="time">
            <text:p>00:09:45</text:p>
          </table:table-cell>
          <table:table-cell table:style-name="ce212" table:formula="of:=SUM([.F355:.F357])" office:value-type="time" office:time-value="PT01H22M11S" calcext:value-type="time">
            <text:p>01:22: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4H42M00S" calcext:value-type="time">
            <text:p>14:42:00</text:p>
          </table:table-cell>
          <table:table-cell table:style-name="ce370" office:value-type="date" office:date-value="2017-10-11" calcext:value-type="date">
            <text:p>11/10/17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208" office:value-type="time" office:time-value="PT14H59M02S" calcext:value-type="time">
            <text:p>14:59:02</text:p>
          </table:table-cell>
          <table:table-cell table:style-name="ce208" table:formula="of:=-[.B358]+[.E358]" office:value-type="time" office:time-value="PT00H17M02S" calcext:value-type="time">
            <text:p>00:17:02</text:p>
          </table:table-cell>
          <table:table-cell table:style-name="ce212" table:formula="of:=SUM([.F358:.F358])" office:value-type="time" office:time-value="PT00H17M02S" calcext:value-type="time">
            <text:p>00:17: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13M00S" calcext:value-type="time">
            <text:p>10:13:00</text:p>
          </table:table-cell>
          <table:table-cell table:style-name="ce370" office:value-type="date" office:date-value="2017-10-13" calcext:value-type="date">
            <text:p>13/10/17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208" office:value-type="time" office:time-value="PT10H21M04S" calcext:value-type="time">
            <text:p>10:21:04</text:p>
          </table:table-cell>
          <table:table-cell table:style-name="ce208" table:formula="of:=-[.B359]+[.E359]" office:value-type="time" office:time-value="PT00H08M04S" calcext:value-type="time">
            <text:p>00:08:04</text:p>
          </table:table-cell>
          <table:table-cell table:style-name="ce212" table:formula="of:=SUM([.F359:.F359])" office:value-type="time" office:time-value="PT00H08M04S" calcext:value-type="time">
            <text:p>00:08: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2M00S" calcext:value-type="time">
            <text:p>10:22:00</text:p>
          </table:table-cell>
          <table:table-cell table:style-name="ce370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208" office:value-type="time" office:time-value="PT10H38M50S" calcext:value-type="time">
            <text:p>10:38:50</text:p>
          </table:table-cell>
          <table:table-cell table:style-name="ce208" table:formula="of:=-[.B360]+[.E360]" office:value-type="time" office:time-value="PT00H16M50S" calcext:value-type="time">
            <text:p>00:16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39M00S" calcext:value-type="time">
            <text:p>10:39:00</text:p>
          </table:table-cell>
          <table:table-cell table:style-name="ce370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208" office:value-type="time" office:time-value="PT10H41M48S" calcext:value-type="time">
            <text:p>10:41:48</text:p>
          </table:table-cell>
          <table:table-cell table:style-name="ce208" table:formula="of:=-[.B361]+[.E361]" office:value-type="time" office:time-value="PT00H02M48S" calcext:value-type="time">
            <text:p>00:02:4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42M00S" calcext:value-type="time">
            <text:p>10:42:00</text:p>
          </table:table-cell>
          <table:table-cell table:style-name="ce370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208" office:value-type="time" office:time-value="PT10H46M50S" calcext:value-type="time">
            <text:p>10:46:50</text:p>
          </table:table-cell>
          <table:table-cell table:style-name="ce208" table:formula="of:=-[.B362]+[.E362]" office:value-type="time" office:time-value="PT00H04M50S" calcext:value-type="time">
            <text:p>00:04:5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0H54M00S" calcext:value-type="time">
            <text:p>10:54:00</text:p>
          </table:table-cell>
          <table:table-cell table:style-name="ce370" office:value-type="date" office:date-value="2017-10-14" calcext:value-type="date">
            <text:p>14/10/17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208" office:value-type="time" office:time-value="PT11H14M37S" calcext:value-type="time">
            <text:p>11:14:37</text:p>
          </table:table-cell>
          <table:table-cell table:style-name="ce208" table:formula="of:=-[.B363]+[.E363]" office:value-type="time" office:time-value="PT00H20M37S" calcext:value-type="time">
            <text:p>00:20:37</text:p>
          </table:table-cell>
          <table:table-cell table:style-name="ce212" table:formula="of:=SUM([.F360:.F363])" office:value-type="time" office:time-value="PT00H45M05S" calcext:value-type="time">
            <text:p>00:45: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11M00S" calcext:value-type="time">
            <text:p>16:11:00</text:p>
          </table:table-cell>
          <table:table-cell table:style-name="ce370" office:value-type="date" office:date-value="2017-10-15" calcext:value-type="date">
            <text:p>15/10/17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208" office:value-type="time" office:time-value="PT16H21M33S" calcext:value-type="time">
            <text:p>16:21:33</text:p>
          </table:table-cell>
          <table:table-cell table:style-name="ce208" table:formula="of:=-[.B364]+[.E364]" office:value-type="time" office:time-value="PT00H10M33S" calcext:value-type="time">
            <text:p>00:10:33</text:p>
          </table:table-cell>
          <table:table-cell table:style-name="ce212" table:formula="of:=SUM([.F364:.F364])" office:value-type="time" office:time-value="PT00H10M33S" calcext:value-type="time">
            <text:p>00:10:3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0M00S" calcext:value-type="time">
            <text:p>22:10:00</text:p>
          </table:table-cell>
          <table:table-cell table:style-name="ce370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208" office:value-type="time" office:time-value="PT22H45M02S" calcext:value-type="time">
            <text:p>22:45:02</text:p>
          </table:table-cell>
          <table:table-cell table:style-name="ce208" table:formula="of:=-[.B365]+[.E365]" office:value-type="time" office:time-value="PT00H35M02S" calcext:value-type="time">
            <text:p>00:35:02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70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208" office:value-type="time" office:time-value="PT23H22M03S" calcext:value-type="time">
            <text:p>23:22:03</text:p>
          </table:table-cell>
          <table:table-cell table:style-name="ce208" table:formula="of:=-[.B366]+[.E366]" office:value-type="time" office:time-value="PT00H31M03S" calcext:value-type="time">
            <text:p>00:31:03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21M05S" calcext:value-type="time">
            <text:p>23:21:05</text:p>
          </table:table-cell>
          <table:table-cell table:style-name="ce370" office:value-type="date" office:date-value="2017-10-16" calcext:value-type="date">
            <text:p>16/10/17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208" office:value-type="time" office:time-value="PT23H22M06S" calcext:value-type="time">
            <text:p>23:22:06</text:p>
          </table:table-cell>
          <table:table-cell table:style-name="ce208" table:formula="of:=-[.B367]+[.E367]" office:value-type="time" office:time-value="PT00H01M01S" calcext:value-type="time">
            <text:p>00:01:01</text:p>
          </table:table-cell>
          <table:table-cell table:style-name="ce212" table:formula="of:=SUM([.F365:.F367])" office:value-type="time" office:time-value="PT01H07M06S" calcext:value-type="time">
            <text:p>01:07: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3H01M00S" calcext:value-type="time">
            <text:p>13:01:00</text:p>
          </table:table-cell>
          <table:table-cell table:style-name="ce370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208" office:value-type="time" office:time-value="PT13H28M35S" calcext:value-type="time">
            <text:p>13:28:35</text:p>
          </table:table-cell>
          <table:table-cell table:style-name="ce208" table:formula="of:=-[.B368]+[.E368]" office:value-type="time" office:time-value="PT00H27M35S" calcext:value-type="time">
            <text:p>00:27:35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4H05M00S" calcext:value-type="time">
            <text:p>14:05:00</text:p>
          </table:table-cell>
          <table:table-cell table:style-name="ce370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208" office:value-type="time" office:time-value="PT15H05M08S" calcext:value-type="time">
            <text:p>15:05:08</text:p>
          </table:table-cell>
          <table:table-cell table:style-name="ce208" table:formula="of:=-[.B369]+[.E369]" office:value-type="time" office:time-value="PT01H00M08S" calcext:value-type="time">
            <text:p>01:00:0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5H04M07S" calcext:value-type="time">
            <text:p>15:04:07</text:p>
          </table:table-cell>
          <table:table-cell table:style-name="ce370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208" office:value-type="time" office:time-value="PT15H00M25S" calcext:value-type="time">
            <text:p>15:00:25</text:p>
          </table:table-cell>
          <table:table-cell table:style-name="ce208" table:formula="of:=-[.B370]+[.E370]" office:value-type="time" office:time-value="-PT00H03M42S" calcext:value-type="time">
            <text:p>23:56:1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03M00S" calcext:value-type="time">
            <text:p>23:03:00</text:p>
          </table:table-cell>
          <table:table-cell table:style-name="ce370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208" office:value-type="time" office:time-value="PT23H34M07S" calcext:value-type="time">
            <text:p>23:34:07</text:p>
          </table:table-cell>
          <table:table-cell table:style-name="ce208" table:formula="of:=-[.B371]+[.E371]" office:value-type="time" office:time-value="PT00H31M07S" calcext:value-type="time">
            <text:p>00:31:0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3H33M01S" calcext:value-type="time">
            <text:p>23:33:01</text:p>
          </table:table-cell>
          <table:table-cell table:style-name="ce370" office:value-type="date" office:date-value="2017-10-17" calcext:value-type="date">
            <text:p>17/10/17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208" office:value-type="time" office:time-value="PT23H33M39S" calcext:value-type="time">
            <text:p>23:33:39</text:p>
          </table:table-cell>
          <table:table-cell table:style-name="ce208" table:formula="of:=-[.B372]+[.E372]" office:value-type="time" office:time-value="PT00H00M38S" calcext:value-type="time">
            <text:p>00:00:38</text:p>
          </table:table-cell>
          <table:table-cell table:style-name="ce212" table:formula="of:=SUM([.F368:.F372])" office:value-type="time" office:time-value="PT01H55M46S" calcext:value-type="time">
            <text:p>01:55:4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44M00S" calcext:value-type="time">
            <text:p>22:44:00</text:p>
          </table:table-cell>
          <table:table-cell table:style-name="ce370" office:value-type="date" office:date-value="2017-10-18" calcext:value-type="date">
            <text:p>18/10/17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208" office:value-type="time" office:time-value="PT23H05M10S" calcext:value-type="time">
            <text:p>23:05:10</text:p>
          </table:table-cell>
          <table:table-cell table:style-name="ce208" table:formula="of:=-[.B373]+[.E373]" office:value-type="time" office:time-value="PT00H21M10S" calcext:value-type="time">
            <text:p>00:21:10</text:p>
          </table:table-cell>
          <table:table-cell table:style-name="ce212" table:formula="of:=SUM([.F373:.F373])" office:value-type="time" office:time-value="PT00H21M10S" calcext:value-type="time">
            <text:p>00:21: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01M00S" calcext:value-type="time">
            <text:p>18:01:00</text:p>
          </table:table-cell>
          <table:table-cell table:style-name="ce370" office:value-type="date" office:date-value="2017-10-21" calcext:value-type="date">
            <text:p>21/10/17</text:p>
          </table:table-cell>
          <table:table-cell office:value-type="string" calcext:value-type="string">
            <text:p>PI: EMERGENCE: 02 folder, README, README.txt</text:p>
          </table:table-cell>
          <table:table-cell table:style-name="ce208" office:value-type="time" office:time-value="PT18H33M00S" calcext:value-type="time">
            <text:p>18:33:00</text:p>
          </table:table-cell>
          <table:table-cell table:style-name="ce208" table:formula="of:=-[.B374]+[.E374]" office:value-type="time" office:time-value="PT00H32M00S" calcext:value-type="time">
            <text:p>00:32:00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70" office:value-type="date" office:date-value="2017-10-21" calcext:value-type="date">
            <text:p>21/10/17</text:p>
          </table:table-cell>
          <table:table-cell office:value-type="string" calcext:value-type="string">
            <text:p>3q</text:p>
          </table:table-cell>
          <table:table-cell table:style-name="ce208" office:value-type="time" office:time-value="PT19H58M47S" calcext:value-type="time">
            <text:p>19:58:47</text:p>
          </table:table-cell>
          <table:table-cell table:style-name="ce208" table:formula="of:=-[.B375]+[.E375]" office:value-type="time" office:time-value="PT00H14M47S" calcext:value-type="time">
            <text:p>00:14:47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0H11M00S" calcext:value-type="time">
            <text:p>20:11:00</text:p>
          </table:table-cell>
          <table:table-cell table:style-name="ce370" office:value-type="date" office:date-value="2017-10-21" calcext:value-type="date">
            <text:p>21/10/17</text:p>
          </table:table-cell>
          <table:table-cell office:value-type="string" calcext:value-type="string">
            <text:p>PI: Update; 02 directory to coding_n</text:p>
          </table:table-cell>
          <table:table-cell table:style-name="ce208" office:value-type="time" office:time-value="PT21H06M55S" calcext:value-type="time">
            <text:p>21:06:55</text:p>
          </table:table-cell>
          <table:table-cell table:style-name="ce208" table:formula="of:=-[.B376]+[.E376]" office:value-type="time" office:time-value="PT00H55M55S" calcext:value-type="time">
            <text:p>00:55:55</text:p>
          </table:table-cell>
          <table:table-cell table:style-name="ce212" table:formula="of:=SUM([.F374:.F376])" office:value-type="time" office:time-value="PT01H42M42S" calcext:value-type="time">
            <text:p>01:42:4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27M00S" calcext:value-type="time">
            <text:p>17:27:00</text:p>
          </table:table-cell>
          <table:table-cell table:style-name="ce370" office:value-type="date" office:date-value="2017-10-30" calcext:value-type="date">
            <text:p>30/10/17</text:p>
          </table:table-cell>
          <table:table-cell office:value-type="string" calcext:value-type="string">
            <text:p>c1</text:p>
          </table:table-cell>
          <table:table-cell table:style-name="ce208" office:value-type="time" office:time-value="PT17H40M43S" calcext:value-type="time">
            <text:p>17:40:43</text:p>
          </table:table-cell>
          <table:table-cell table:style-name="ce208" table:formula="of:=-[.B377]+[.E377]" office:value-type="time" office:time-value="PT00H13M43S" calcext:value-type="time">
            <text:p>00:13:43</text:p>
          </table:table-cell>
          <table:table-cell table:style-name="ce212" table:formula="of:=SUM([.F377:.F377])" office:value-type="time" office:time-value="PT00H13M43S" calcext:value-type="time">
            <text:p>00:13:4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346:.F377])" office:value-type="time" office:time-value="PT18H50M02S" calcext:value-type="time">
            <text:p>18:50:02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17" calcext:value-type="float">
            <text:p>17</text:p>
          </table:table-cell>
          <table:table-cell table:style-name="ce411" office:value-type="date" office:date-value="2017-10-06" calcext:value-type="date">
            <text:p>06/10/17</text:p>
          </table:table-cell>
          <table:table-cell table:style-name="ce411" office:value-type="date" office:date-value="2017-10-19" calcext:value-type="date">
            <text:p>19/10/17</text:p>
          </table:table-cell>
          <table:table-cell table:style-name="ce411" office:value-type="date" office:date-value="2017-10-25" calcext:value-type="date">
            <text:p>25/10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80]/[.K380])" office:value-type="time" office:time-value="PT01H06M28.352941176S" calcext:value-type="time">
            <text:p>01:06:28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14" calcext:value-type="float">
            <text:p>14</text:p>
          </table:table-cell>
          <table:table-cell table:style-name="ce411" office:value-type="date" office:date-value="2017-10-09" calcext:value-type="date">
            <text:p>09/10/17</text:p>
          </table:table-cell>
          <table:table-cell table:style-name="ce411" office:value-type="date" office:date-value="2017-10-20" calcext:value-type="date">
            <text:p>20/10/17</text:p>
          </table:table-cell>
          <table:table-cell table:style-name="ce411" office:value-type="date" office:date-value="2017-10-26" calcext:value-type="date">
            <text:p>26/10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10-12" calcext:value-type="date">
            <text:p>12/10/17</text:p>
          </table:table-cell>
          <table:table-cell table:style-name="ce411" office:value-type="date" office:date-value="2017-10-22" calcext:value-type="date">
            <text:p>22/10/17</text:p>
          </table:table-cell>
          <table:table-cell table:style-name="ce411" office:value-type="date" office:date-value="2017-10-27" calcext:value-type="date">
            <text:p>27/10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/>
          <table:table-cell table:style-name="ce411" office:value-type="date" office:date-value="2017-10-23" calcext:value-type="date">
            <text:p>23/10/17</text:p>
          </table:table-cell>
          <table:table-cell table:style-name="ce411" office:value-type="date" office:date-value="2017-10-28" calcext:value-type="date">
            <text:p>28/10/17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411" office:value-type="date" office:date-value="2017-10-24" calcext:value-type="date">
            <text:p>24/10/17</text:p>
          </table:table-cell>
          <table:table-cell table:style-name="ce411" office:value-type="date" office:date-value="2017-10-29" calcext:value-type="date">
            <text:p>29/10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28" table:formula="of:=SUM([.G70]+[.G103]+[.G142]+[.G191]+[.G223]+[.G259]+[.G289]+[.G335]+[.G380])" office:value-type="time" office:time-value="PT263H07M38S" calcext:value-type="time">
            <text:p>263:07:38</text:p>
          </table:table-cell>
          <table:table-cell/>
          <table:table-cell table:style-name="ce411"/>
          <table:table-cell table:style-name="ce411" office:value-type="date" office:date-value="2017-10-31" calcext:value-type="date">
            <text:p>31/10/17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style-name="ce229" table:formula="of:=SUM([.K70]+[.K80]+[.K142]+[.K191]+[.K223]+[.K259]+[.K289]+[.K335]+[.K380])" office:value-type="float" office:value="173" calcext:value-type="float">
            <text:p>173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385]/[.K386])" office:value-type="time" office:time-value="PT01H31M15.479768786S" calcext:value-type="time">
            <text:p>01:31:15</text:p>
          </table:table-cell>
          <table:table-cell/>
          <table:table-cell table:style-name="ce411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18" office:value-type="string" calcext:value-type="string">
            <text:p>Version</text:p>
          </table:table-cell>
          <table:table-cell table:style-name="ce318" office:value-type="string" calcext:value-type="string">
            <text:p>start</text:p>
          </table:table-cell>
          <table:table-cell table:style-name="ce318" office:value-type="string" calcext:value-type="string">
            <text:p>date</text:p>
          </table:table-cell>
          <table:table-cell table:style-name="ce318" office:value-type="string" calcext:value-type="string">
            <text:p>description</text:p>
          </table:table-cell>
          <table:table-cell table:style-name="ce318" office:value-type="string" calcext:value-type="string">
            <text:p>pause</text:p>
          </table:table-cell>
          <table:table-cell table:style-name="ce318" office:value-type="string" calcext:value-type="string">
            <text:p>work time</text:p>
          </table:table-cell>
          <table:table-cell table:style-name="ce305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10H18M00S" calcext:value-type="time">
            <text:p>10:18:00</text:p>
          </table:table-cell>
          <table:table-cell table:style-name="ce370" office:value-type="date" office:date-value="2017-11-02" calcext:value-type="date">
            <text:p>02/11/17</text:p>
          </table:table-cell>
          <table:table-cell office:value-type="string" calcext:value-type="string">
            <text:p>k.sh</text:p>
          </table:table-cell>
          <table:table-cell table:style-name="ce208" office:value-type="time" office:time-value="PT10H38M06S" calcext:value-type="time">
            <text:p>10:38:06</text:p>
          </table:table-cell>
          <table:table-cell table:style-name="ce208" table:formula="of:=-[.B391]+[.E391]" office:value-type="time" office:time-value="PT00H20M06S" calcext:value-type="time">
            <text:p>00:20:06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0M00S" calcext:value-type="time">
            <text:p>22:50:00</text:p>
          </table:table-cell>
          <table:table-cell table:style-name="ce370" office:value-type="date" office:date-value="2017-11-02" calcext:value-type="date">
            <text:p>02/11/17</text:p>
          </table:table-cell>
          <table:table-cell office:value-type="string" calcext:value-type="string">
            <text:p>ks.sh</text:p>
          </table:table-cell>
          <table:table-cell table:style-name="ce208" office:value-type="time" office:time-value="PT23H03M19S" calcext:value-type="time">
            <text:p>23:03:19</text:p>
          </table:table-cell>
          <table:table-cell table:style-name="ce208" table:formula="of:=-[.B392]+[.E392]" office:value-type="time" office:time-value="PT00H13M19S" calcext:value-type="time">
            <text:p>00:13:19</text:p>
          </table:table-cell>
          <table:table-cell table:style-name="ce212" table:formula="of:=SUM([.F391:.F392])" office:value-type="time" office:time-value="PT00H33M25S" calcext:value-type="time">
            <text:p>00:33: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23M33S" calcext:value-type="time">
            <text:p>00:23:33</text:p>
          </table:table-cell>
          <table:table-cell table:style-name="ce370" office:value-type="date" office:date-value="2017-11-03" calcext:value-type="date">
            <text:p>03/11/17</text:p>
          </table:table-cell>
          <table:table-cell office:value-type="string" calcext:value-type="string">
            <text:p>py.py</text:p>
          </table:table-cell>
          <table:table-cell table:style-name="ce208" office:value-type="time" office:time-value="PT00H37M52S" calcext:value-type="time">
            <text:p>00:37:52</text:p>
          </table:table-cell>
          <table:table-cell table:style-name="ce208" table:formula="of:=-[.B393]+[.E393]" office:value-type="time" office:time-value="PT00H14M19S" calcext:value-type="time">
            <text:p>00:14:19</text:p>
          </table:table-cell>
          <table:table-cell table:style-name="ce212" table:formula="of:=SUM([.F393:.F393])" office:value-type="time" office:time-value="PT00H14M19S" calcext:value-type="time">
            <text:p>00:14: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1H18M00S" calcext:value-type="time">
            <text:p>11:18:00</text:p>
          </table:table-cell>
          <table:table-cell table:style-name="ce370" office:value-type="date" office:date-value="2017-11-06" calcext:value-type="date">
            <text:p>06/11/17</text:p>
          </table:table-cell>
          <table:table-cell office:value-type="string" calcext:value-type="string">
            <text:p>tiakp</text:p>
          </table:table-cell>
          <table:table-cell table:style-name="ce208" office:value-type="time" office:time-value="PT11H26M46S" calcext:value-type="time">
            <text:p>11:26:46</text:p>
          </table:table-cell>
          <table:table-cell table:style-name="ce208" table:formula="of:=-[.B394]+[.E394]" office:value-type="time" office:time-value="PT00H08M46S" calcext:value-type="time">
            <text:p>00:08:46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02M00S" calcext:value-type="time">
            <text:p>22:02:00</text:p>
          </table:table-cell>
          <table:table-cell table:style-name="ce370" office:value-type="date" office:date-value="2017-11-06" calcext:value-type="date">
            <text:p>06/11/17</text:p>
          </table:table-cell>
          <table:table-cell office:value-type="string" calcext:value-type="string">
            <text:p>id, pi_n directory</text:p>
          </table:table-cell>
          <table:table-cell table:style-name="ce208" office:value-type="time" office:time-value="PT22H16M52S" calcext:value-type="time">
            <text:p>22:16:52</text:p>
          </table:table-cell>
          <table:table-cell table:style-name="ce208" table:formula="of:=-[.B395]+[.E395]" office:value-type="time" office:time-value="PT00H14M52S" calcext:value-type="time">
            <text:p>00:14:52</text:p>
          </table:table-cell>
          <table:table-cell table:style-name="ce212" table:formula="of:=SUM([.F394:.F395])" office:value-type="time" office:time-value="PT00H23M38S" calcext:value-type="time">
            <text:p>00:23: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58M00S" calcext:value-type="time">
            <text:p>22:58:00</text:p>
          </table:table-cell>
          <table:table-cell table:style-name="ce370" office:value-type="date" office:date-value="2017-11-07" calcext:value-type="date">
            <text:p>07/11/17</text:p>
          </table:table-cell>
          <table:table-cell office:value-type="string" calcext:value-type="string">
            <text:p>bc</text:p>
          </table:table-cell>
          <table:table-cell table:style-name="ce208" office:value-type="time" office:time-value="PT23H02M21S" calcext:value-type="time">
            <text:p>23:02:21</text:p>
          </table:table-cell>
          <table:table-cell table:style-name="ce208" table:formula="of:=-[.B396]+[.E396]" office:value-type="time" office:time-value="PT00H04M21S" calcext:value-type="time">
            <text:p>00:04:21</text:p>
          </table:table-cell>
          <table:table-cell table:style-name="ce212" table:formula="of:=SUM([.F396:.F396])" office:value-type="time" office:time-value="PT00H04M21S" calcext:value-type="time">
            <text:p>00:04: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18M00S" calcext:value-type="time">
            <text:p>15:18:00</text:p>
          </table:table-cell>
          <table:table-cell table:style-name="ce370" office:value-type="date" office:date-value="2017-11-09" calcext:value-type="date">
            <text:p>09/11/17</text:p>
          </table:table-cell>
          <table:table-cell office:value-type="string" calcext:value-type="string">
            <text:p>ksn.sh</text:p>
          </table:table-cell>
          <table:table-cell table:style-name="ce208" office:value-type="time" office:time-value="PT15H32M30S" calcext:value-type="time">
            <text:p>15:32:30</text:p>
          </table:table-cell>
          <table:table-cell table:style-name="ce208" table:formula="of:=-[.B397]+[.E397]" office:value-type="time" office:time-value="PT00H14M30S" calcext:value-type="time">
            <text:p>00:14:30</text:p>
          </table:table-cell>
          <table:table-cell table:style-name="ce212" table:formula="of:=SUM([.F397:.F397])" office:value-type="time" office:time-value="PT00H14M30S" calcext:value-type="time">
            <text:p>00:14: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6H30M00S" calcext:value-type="time">
            <text:p>06:30:00</text:p>
          </table:table-cell>
          <table:table-cell table:style-name="ce370" office:value-type="date" office:date-value="2017-11-11" calcext:value-type="date">
            <text:p>11/11/17</text:p>
          </table:table-cell>
          <table:table-cell office:value-type="string" calcext:value-type="string">
            <text:p>mpr</text:p>
          </table:table-cell>
          <table:table-cell table:style-name="ce208" office:value-type="time" office:time-value="PT06H38M35S" calcext:value-type="time">
            <text:p>06:38:35</text:p>
          </table:table-cell>
          <table:table-cell table:style-name="ce208" table:formula="of:=-[.B398]+[.E398]" office:value-type="time" office:time-value="PT00H08M35S" calcext:value-type="time">
            <text:p>00:08:35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08H11M00S" calcext:value-type="time">
            <text:p>08:11:00</text:p>
          </table:table-cell>
          <table:table-cell table:style-name="ce370" office:value-type="date" office:date-value="2017-11-11" calcext:value-type="date">
            <text:p>11/11/17</text:p>
          </table:table-cell>
          <table:table-cell office:value-type="string" calcext:value-type="string">
            <text:p>nc</text:p>
          </table:table-cell>
          <table:table-cell table:style-name="ce208" office:value-type="time" office:time-value="PT08H16M38S" calcext:value-type="time">
            <text:p>08:16:38</text:p>
          </table:table-cell>
          <table:table-cell table:style-name="ce208" table:formula="of:=-[.B399]+[.E399]" office:value-type="time" office:time-value="PT00H05M38S" calcext:value-type="time">
            <text:p>00:05:38</text:p>
          </table:table-cell>
          <table:table-cell table:style-name="ce212" table:formula="of:=SUM([.F398:.F399])" office:value-type="time" office:time-value="PT00H14M13S" calcext:value-type="time">
            <text:p>00:14: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6H11M00S" calcext:value-type="time">
            <text:p>16:11:00</text:p>
          </table:table-cell>
          <table:table-cell table:style-name="ce370" office:value-type="date" office:date-value="2017-11-14" calcext:value-type="date">
            <text:p>14/11/17</text:p>
          </table:table-cell>
          <table:table-cell office:value-type="string" calcext:value-type="string">
            <text:p>me</text:p>
          </table:table-cell>
          <table:table-cell table:style-name="ce208" office:value-type="time" office:time-value="PT16H12M44S" calcext:value-type="time">
            <text:p>16:12:44</text:p>
          </table:table-cell>
          <table:table-cell table:style-name="ce208" table:formula="of:=-[.B400]+[.E400]" office:value-type="time" office:time-value="PT00H01M44S" calcext:value-type="time">
            <text:p>00:01:44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16H23M00S" calcext:value-type="time">
            <text:p>16:23:00</text:p>
          </table:table-cell>
          <table:table-cell table:style-name="ce370" office:value-type="date" office:date-value="2017-11-14" calcext:value-type="date">
            <text:p>14/11/17</text:p>
          </table:table-cell>
          <table:table-cell office:value-type="string" calcext:value-type="string">
            <text:p>#dmk#</text:p>
          </table:table-cell>
          <table:table-cell table:style-name="ce208" office:value-type="time" office:time-value="PT16H26M30S" calcext:value-type="time">
            <text:p>16:26:30</text:p>
          </table:table-cell>
          <table:table-cell table:style-name="ce208" table:formula="of:=-[.B401]+[.E401]" office:value-type="time" office:time-value="PT00H03M30S" calcext:value-type="time">
            <text:p>00:03:30</text:p>
          </table:table-cell>
          <table:table-cell table:style-name="ce212" table:formula="of:=SUM([.F400:.F401])" office:value-type="time" office:time-value="PT00H05M14S" calcext:value-type="time">
            <text:p>00:05: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10M00S" calcext:value-type="time">
            <text:p>17:10:00</text:p>
          </table:table-cell>
          <table:table-cell table:style-name="ce370" office:value-type="date" office:date-value="2017-11-15" calcext:value-type="date">
            <text:p>15/11/17</text:p>
          </table:table-cell>
          <table:table-cell office:value-type="string" calcext:value-type="string">
            <text:p>xx</text:p>
          </table:table-cell>
          <table:table-cell table:style-name="ce208" office:value-type="time" office:time-value="PT19H44M13S" calcext:value-type="time">
            <text:p>19:44:13</text:p>
          </table:table-cell>
          <table:table-cell table:style-name="ce208" table:formula="of:=-[.B402]+[.E402]" office:value-type="time" office:time-value="PT02H34M13S" calcext:value-type="time">
            <text:p>02:34:13</text:p>
          </table:table-cell>
          <table:table-cell table:style-name="ce212" table:formula="of:=SUM([.F402:.F402])" office:value-type="time" office:time-value="PT02H34M13S" calcext:value-type="time">
            <text:p>02:34: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48M00S" calcext:value-type="time">
            <text:p>15:48:00</text:p>
          </table:table-cell>
          <table:table-cell table:style-name="ce370" office:value-type="date" office:date-value="2017-11-19" calcext:value-type="date">
            <text:p>19/11/17</text:p>
          </table:table-cell>
          <table:table-cell office:value-type="string" calcext:value-type="string">
            <text:p>PI update: pi_n</text:p>
          </table:table-cell>
          <table:table-cell table:style-name="ce208" office:value-type="time" office:time-value="PT16H49M00S" calcext:value-type="time">
            <text:p>16:49:00</text:p>
          </table:table-cell>
          <table:table-cell table:style-name="ce208" table:formula="of:=-[.B403]+[.E403]" office:value-type="time" office:time-value="PT01H01M00S" calcext:value-type="time">
            <text:p>01:01:00</text:p>
          </table:table-cell>
          <table:table-cell table:style-name="ce212" table:formula="of:=SUM([.F403:.F403])" office:value-type="time" office:time-value="PT01H01M00S" calcext:value-type="time">
            <text:p>01:01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00M00S" calcext:value-type="time">
            <text:p>19:00:00</text:p>
          </table:table-cell>
          <table:table-cell table:style-name="ce370" office:value-type="date" office:date-value="2017-11-20" calcext:value-type="date">
            <text:p>20/11/17</text:p>
          </table:table-cell>
          <table:table-cell office:value-type="string" calcext:value-type="string">
            <text:p>Textos_edit: <text:s/>“stick notes.odt”, “stick notes 31032016.txt”, </text:p>
          </table:table-cell>
          <table:table-cell table:style-name="ce208" office:value-type="time" office:time-value="PT19H22M00S" calcext:value-type="time">
            <text:p>19:22:00</text:p>
          </table:table-cell>
          <table:table-cell table:style-name="ce208" table:formula="of:=-[.B404]+[.E404]" office:value-type="time" office:time-value="PT00H22M00S" calcext:value-type="time">
            <text:p>00:22:00</text:p>
          </table:table-cell>
          <table:table-cell table:style-name="ce212"/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22M00S" calcext:value-type="time">
            <text:p>19:22:00</text:p>
          </table:table-cell>
          <table:table-cell table:style-name="ce370" office:value-type="date" office:date-value="2017-11-20" calcext:value-type="date">
            <text:p>20/11/17</text:p>
          </table:table-cell>
          <table:table-cell office:value-type="string" calcext:value-type="string">
            <text:p><text:s/>“Naraku Loku”, “O justo que se julga sabio comete a injustica.odt”, 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405]+[.E405]" office:value-type="time" office:time-value="PT00H08M00S" calcext:value-type="time">
            <text:p>00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9H30M00S" calcext:value-type="time">
            <text:p>19:30:00</text:p>
          </table:table-cell>
          <table:table-cell table:style-name="ce370" office:value-type="date" office:date-value="2017-11-20" calcext:value-type="date">
            <text:p>20/11/17</text:p>
          </table:table-cell>
          <table:table-cell office:value-type="string" calcext:value-type="string">
            <text:p>“01_13072015.txt”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406]+[.E406]" office:value-type="time" office:time-value="PT00H17M00S" calcext:value-type="time">
            <text:p>00:17:00</text:p>
          </table:table-cell>
          <table:table-cell table:style-name="ce212" table:formula="of:=SUM([.F404:.F406])" office:value-type="time" office:time-value="PT00H47M00S" calcext:value-type="time">
            <text:p>00:47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ce289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99" office:value-type="string" calcext:value-type="string" table:number-columns-spanned="2" table:number-rows-spanned="1">
            <text:p>Month Total = </text:p>
          </table:table-cell>
          <table:covered-table-cell table:style-name="ce399"/>
          <table:table-cell table:style-name="ce215" table:formula="of:=SUM([.F391:.F403])" office:value-type="time" office:time-value="PT05H24M53S" calcext:value-type="time">
            <text:p>05:24:53</text:p>
          </table:table-cell>
          <table:table-cell table:number-columns-repeated="2"/>
          <table:table-cell table:style-name="ce399" office:value-type="string" calcext:value-type="string">
            <text:p>Days in:</text:p>
          </table:table-cell>
          <table:table-cell table:style-name="ce319" office:value-type="float" office:value="10" calcext:value-type="float">
            <text:p>10</text:p>
          </table:table-cell>
          <table:table-cell table:style-name="ce411" office:value-type="date" office:date-value="2017-11-01" calcext:value-type="date">
            <text:p>01/11/17</text:p>
          </table:table-cell>
          <table:table-cell table:style-name="ce411" office:value-type="date" office:date-value="2017-11-10" calcext:value-type="date">
            <text:p>10/11/17</text:p>
          </table:table-cell>
          <table:table-cell table:style-name="ce411" office:value-type="date" office:date-value="2017-11-17" calcext:value-type="date">
            <text:p>17/11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9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409]/[.K409])" office:value-type="time" office:time-value="PT00H32M29.3S" calcext:value-type="time">
            <text:p>00:32:29</text:p>
          </table:table-cell>
          <table:table-cell table:number-columns-repeated="2"/>
          <table:table-cell table:style-name="ce399" office:value-type="string" calcext:value-type="string">
            <text:p>Days off:</text:p>
          </table:table-cell>
          <table:table-cell table:style-name="ce382" office:value-type="float" office:value="10" calcext:value-type="float">
            <text:p>10</text:p>
          </table:table-cell>
          <table:table-cell table:style-name="ce411" office:value-type="date" office:date-value="2017-11-04" calcext:value-type="date">
            <text:p>04/11/17</text:p>
          </table:table-cell>
          <table:table-cell table:style-name="ce411" office:value-type="date" office:date-value="2017-11-12" calcext:value-type="date">
            <text:p>12/11/17</text:p>
          </table:table-cell>
          <table:table-cell table:style-name="ce411" office:value-type="date" office:date-value="2017-11-18" calcext:value-type="date">
            <text:p>18/11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11-05" calcext:value-type="date">
            <text:p>05/11/17</text:p>
          </table:table-cell>
          <table:table-cell table:style-name="ce411" office:value-type="date" office:date-value="2017-11-13" calcext:value-type="date">
            <text:p>13/11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11" office:value-type="date" office:date-value="2017-11-08" calcext:value-type="date">
            <text:p>08/11/17</text:p>
          </table:table-cell>
          <table:table-cell table:style-name="ce411" office:value-type="date" office:date-value="2017-11-16" calcext:value-type="date">
            <text:p>16/11/1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399" office:value-type="string" calcext:value-type="string">
            <text:p>Pi total = </text:p>
          </table:table-cell>
          <table:table-cell table:style-name="ce228" table:formula="of:=SUM([.G70]+[.G103]+[.G142]+[.G191]+[.G223]+[.G259]+[.G289]+[.G335]+[.G380]+[.G409])" office:value-type="time" office:time-value="PT268H32M31S" calcext:value-type="time">
            <text:p>268:32:31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399" office:value-type="string" calcext:value-type="string">
            <text:p>Days in = </text:p>
          </table:table-cell>
          <table:table-cell table:style-name="ce229" table:formula="of:=SUM([.K70]+[.K80]+[.K142]+[.K191]+[.K223]+[.K259]+[.K289]+[.K335]+[.K380]+[.K409])" office:value-type="float" office:value="183" calcext:value-type="float">
            <text:p>183</text:p>
          </table:table-cell>
          <table:table-cell/>
          <table:table-cell table:style-name="ce411"/>
          <table:table-cell table:number-columns-repeated="1011"/>
        </table:table-row>
        <table:table-row table:style-name="ro1">
          <table:table-cell table:number-columns-repeated="9"/>
          <table:table-cell table:style-name="ce399" office:value-type="string" calcext:value-type="string">
            <text:p>Daily avg = </text:p>
          </table:table-cell>
          <table:table-cell table:style-name="ce213" table:formula="of:=SUM([.K414]/[.K415])" office:value-type="time" office:time-value="PT01H28M02.792349727S" calcext:value-type="time">
            <text:p>01:28:03</text:p>
          </table:table-cell>
          <table:table-cell/>
          <table:table-cell table:style-name="ce411"/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501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73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333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38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378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59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37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37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59" office:value-type="string" calcext:value-type="string" table:number-columns-spanned="1" table:number-rows-spanned="2">
            <text:p>PI</text:p>
          </table:table-cell>
          <table:table-cell/>
          <table:table-cell table:style-name="ce337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37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37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37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0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388"/>
          <table:table-cell table:style-name="ce388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72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0" office:value-type="string" calcext:value-type="string">
            <text:p>Projeto Informacional 2.0</text:p>
          </table:table-cell>
          <table:table-cell table:style-name="ce280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0" office:value-type="string" calcext:value-type="string">
            <text:p>Projeto Informacional 3.0</text:p>
          </table:table-cell>
          <table:table-cell table:style-name="ce280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78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37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34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34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37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37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37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37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3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38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3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38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38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38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80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37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38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38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38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380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38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38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380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37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37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37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380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37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380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380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37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37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380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37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37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37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37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34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37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37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37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37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37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37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37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37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37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37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37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37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37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37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37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37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37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37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37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37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37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37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37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37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37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37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37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37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37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37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37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37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37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37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37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37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37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37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37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37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37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37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37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37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37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37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37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37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37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37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37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37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37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37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37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37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37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37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37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37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37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37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37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37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26" calcext:value-type="date">
            <text:p>2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37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37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37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9" calcext:value-type="float">
            <text:p>2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0" calcext:value-type="float">
            <text:p>2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1" calcext:value-type="float">
            <text:p>2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2" calcext:value-type="float">
            <text:p>2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37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4" calcext:value-type="float">
            <text:p>2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37" office:value-type="date" office:date-value="2017-10-02" calcext:value-type="date">
            <text:p>02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5" calcext:value-type="float">
            <text:p>2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6" calcext:value-type="float">
            <text:p>2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37" office:value-type="date" office:date-value="2017-10-03" calcext:value-type="date">
            <text:p>03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7" calcext:value-type="float">
            <text:p>2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80"/>
          <table:table-cell table:number-columns-repeated="1011"/>
        </table:table-row>
        <table:table-row table:style-name="ro6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37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6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8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61" table:default-cell-style-name="ce319"/>
        <table:table-column table:style-name="co40" table:default-cell-style-name="ce319"/>
        <table:table-column table:style-name="co41" table:default-cell-style-name="ce319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9"/>
        <table:table-column table:style-name="co46" table:default-cell-style-name="ce319"/>
        <table:table-column table:style-name="co47" table:default-cell-style-name="ce319"/>
        <table:table-column table:style-name="co48" table:default-cell-style-name="ce319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51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51"/>
          <table:table-cell table:style-name="ce351" office:value-type="string" calcext:value-type="string" table:number-columns-spanned="4" table:number-rows-spanned="1">
            <text:p>Merged</text:p>
          </table:table-cell>
          <table:covered-table-cell table:number-columns-repeated="3" table:style-name="ce351"/>
          <table:table-cell table:style-name="ce351" table:number-columns-repeated="1011"/>
        </table:table-row>
        <table:table-row table:style-name="ro1">
          <table:table-cell table:style-name="ce351" office:value-type="string" calcext:value-type="string">
            <text:p>Plano</text:p>
          </table:table-cell>
          <table:table-cell table:style-name="ce351" office:value-type="string" calcext:value-type="string">
            <text:p>Arquivo</text:p>
          </table:table-cell>
          <table:table-cell table:style-name="ce351" office:value-type="string" calcext:value-type="string">
            <text:p>Data Inicial</text:p>
          </table:table-cell>
          <table:table-cell table:style-name="ce351" office:value-type="string" calcext:value-type="string">
            <text:p>Versao</text:p>
          </table:table-cell>
          <table:table-cell table:style-name="ce351" office:value-type="string" calcext:value-type="string">
            <text:p>Update</text:p>
          </table:table-cell>
          <table:table-cell table:style-name="ce351" office:value-type="string" calcext:value-type="string">
            <text:p>Ordem</text:p>
          </table:table-cell>
          <table:table-cell table:style-name="ce351" office:value-type="string" calcext:value-type="string">
            <text:p>Referencend into:</text:p>
          </table:table-cell>
          <table:table-cell table:style-name="ce351" office:value-type="string" calcext:value-type="string">
            <text:p>Merged in:</text:p>
          </table:table-cell>
          <table:table-cell table:style-name="ce351" office:value-type="string" calcext:value-type="string">
            <text:p>Ordem</text:p>
          </table:table-cell>
          <table:table-cell table:style-name="ce351" office:value-type="string" calcext:value-type="string">
            <text:p>Title</text:p>
          </table:table-cell>
          <table:table-cell table:style-name="ce351" office:value-type="string" calcext:value-type="string">
            <text:p>start</text:p>
          </table:table-cell>
          <table:table-cell table:style-name="ce351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70" office:value-type="date" office:date-value="2016-09-01" calcext:value-type="date">
            <text:p>01/09/16</text:p>
          </table:table-cell>
          <table:table-cell table:style-name="ce319" office:value-type="float" office:value="1" calcext:value-type="float">
            <text:p>1</text:p>
          </table:table-cell>
          <table:table-cell table:style-name="ce370" office:value-type="date" office:date-value="2017-03-03" calcext:value-type="date">
            <text:p>03/03/17</text:p>
          </table:table-cell>
          <table:table-cell table:style-name="ce382" office:value-type="float" office:value="1" calcext:value-type="float">
            <text:p>1</text:p>
          </table:table-cell>
          <table:table-cell table:style-name="ce319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70" office:value-type="date" office:date-value="2016-12-30" calcext:value-type="date">
            <text:p>30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70" office:value-type="string" calcext:value-type="string">
            <text:p>----</text:p>
          </table:table-cell>
          <table:table-cell table:style-name="ce382" office:value-type="float" office:value="3" calcext:value-type="float">
            <text:p>3</text:p>
          </table:table-cell>
          <table:table-cell table:style-name="ce319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70" office:value-type="date" office:date-value="2016-12-30" calcext:value-type="date">
            <text:p>30/12/16</text:p>
          </table:table-cell>
          <table:table-cell table:style-name="ce319" office:value-type="float" office:value="0.1" calcext:value-type="float">
            <text:p>0,1</text:p>
          </table:table-cell>
          <table:table-cell table:style-name="ce371" office:value-type="date" office:date-value="2017-01-14" calcext:value-type="date">
            <text:p>14/01/17</text:p>
          </table:table-cell>
          <table:table-cell table:style-name="ce456" office:value-type="float" office:value="5" calcext:value-type="float">
            <text:p>5</text:p>
          </table:table-cell>
          <table:table-cell table:style-name="ce319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70" office:value-type="date" office:date-value="2016-10-12" calcext:value-type="date">
            <text:p>12/10/16</text:p>
          </table:table-cell>
          <table:table-cell table:style-name="ce319" office:value-type="float" office:value="1" calcext:value-type="float">
            <text:p>1</text:p>
          </table:table-cell>
          <table:table-cell table:style-name="ce370" office:value-type="string" calcext:value-type="string">
            <text:p>----</text:p>
          </table:table-cell>
          <table:table-cell table:style-name="ce457" office:value-type="float" office:value="2" calcext:value-type="float">
            <text:p>2</text:p>
          </table:table-cell>
          <table:table-cell table:style-name="ce319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70" office:value-type="date" office:date-value="2016-12-01" calcext:value-type="date">
            <text:p>01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70" office:value-type="date" office:date-value="2016-12-29" calcext:value-type="date">
            <text:p>29/12/16</text:p>
          </table:table-cell>
          <table:table-cell table:style-name="ce457" office:value-type="float" office:value="4" calcext:value-type="float">
            <text:p>4</text:p>
          </table:table-cell>
          <table:table-cell table:style-name="ce319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70" office:value-type="date" office:date-value="2016-01-12" calcext:value-type="date">
            <text:p>12/01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6" calcext:value-type="float">
            <text:p>6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70" office:value-type="date" office:date-value="2016-05-12" calcext:value-type="date">
            <text:p>12/05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7" calcext:value-type="float">
            <text:p>7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70" office:value-type="date" office:date-value="2016-07-12" calcext:value-type="date">
            <text:p>12/07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8" calcext:value-type="float">
            <text:p>8</text:p>
          </table:table-cell>
          <table:table-cell table:style-name="ce319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70" office:value-type="date" office:date-value="2016-10-12" calcext:value-type="date">
            <text:p>12/10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9" calcext:value-type="float">
            <text:p>9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70" office:value-type="date" office:date-value="2016-10-12" calcext:value-type="date">
            <text:p>12/10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10" calcext:value-type="float">
            <text:p>10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11" calcext:value-type="float">
            <text:p>11</text:p>
          </table:table-cell>
          <table:table-cell table:style-name="ce319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12" calcext:value-type="float">
            <text:p>12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13" calcext:value-type="float">
            <text:p>13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14" calcext:value-type="float">
            <text:p>14</text:p>
          </table:table-cell>
          <table:table-cell table:style-name="ce319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" calcext:value-type="float">
            <text:p>18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" calcext:value-type="float">
            <text:p>19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" calcext:value-type="float">
            <text:p>20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" calcext:value-type="float">
            <text:p>21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70" office:value-type="string" calcext:value-type="string">
            <text:p>27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15" calcext:value-type="float">
            <text:p>15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16" calcext:value-type="float">
            <text:p>16</text:p>
          </table:table-cell>
          <table:table-cell table:style-name="ce319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17" calcext:value-type="float">
            <text:p>1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" calcext:value-type="float">
            <text:p>2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70" office:value-type="date" office:date-value="2017-01-02" calcext:value-type="date">
            <text:p>02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23" calcext:value-type="float">
            <text:p>23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70" office:value-type="date" office:date-value="2017-01-03" calcext:value-type="date">
            <text:p>0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" calcext:value-type="float">
            <text:p>24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70" office:value-type="date" office:date-value="2017-01-04" calcext:value-type="date">
            <text:p>04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" calcext:value-type="float">
            <text:p>25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70" office:value-type="date" office:date-value="2017-01-04" calcext:value-type="date">
            <text:p>04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" calcext:value-type="float">
            <text:p>26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70" office:value-type="date" office:date-value="2017-01-12" calcext:value-type="date">
            <text:p>12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" calcext:value-type="float">
            <text:p>27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70" office:value-type="date" office:date-value="2017-01-13" calcext:value-type="date">
            <text:p>1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" calcext:value-type="float">
            <text:p>28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58" office:value-type="string" calcext:value-type="string">
            <text:p>01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71" office:value-type="date" office:date-value="2017-01-13" calcext:value-type="date">
            <text:p>1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9" calcext:value-type="float">
            <text:p>29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71" office:value-type="date" office:date-value="2017-01-13" calcext:value-type="date">
            <text:p>1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30" calcext:value-type="float">
            <text:p>3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71" office:value-type="date" office:date-value="2017-01-13" calcext:value-type="date">
            <text:p>1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31" calcext:value-type="float">
            <text:p>3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71" office:value-type="date" office:date-value="2017-01-13" calcext:value-type="date">
            <text:p>1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32" calcext:value-type="float">
            <text:p>3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71" office:value-type="date" office:date-value="2017-01-13" calcext:value-type="date">
            <text:p>1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33" calcext:value-type="float">
            <text:p>3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70" office:value-type="date" office:date-value="2017-01-14" calcext:value-type="date">
            <text:p>14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34" calcext:value-type="float">
            <text:p>34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71" office:value-type="date" office:date-value="2017-01-18" calcext:value-type="date">
            <text:p>18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38" calcext:value-type="float">
            <text:p>38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71" office:value-type="date" office:date-value="2017-01-19" calcext:value-type="date">
            <text:p>19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39" calcext:value-type="float">
            <text:p>39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71" office:value-type="date" office:date-value="2017-01-19" calcext:value-type="date">
            <text:p>19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40" calcext:value-type="float">
            <text:p>40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71" office:value-type="date" office:date-value="2017-01-14" calcext:value-type="date">
            <text:p>14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35" calcext:value-type="float">
            <text:p>3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71" office:value-type="date" office:date-value="2017-01-19" calcext:value-type="date">
            <text:p>19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41" calcext:value-type="float">
            <text:p>4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71" office:value-type="date" office:date-value="2017-01-20" calcext:value-type="date">
            <text:p>20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42" calcext:value-type="float">
            <text:p>42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71" office:value-type="date" office:date-value="2017-01-20" calcext:value-type="date">
            <text:p>20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43" calcext:value-type="float">
            <text:p>43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71" office:value-type="date" office:date-value="2017-01-19" calcext:value-type="date">
            <text:p>19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44" calcext:value-type="float">
            <text:p>4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71" office:value-type="date" office:date-value="2017-01-16" calcext:value-type="date">
            <text:p>16/01/17</text:p>
          </table:table-cell>
          <table:table-cell table:style-name="ce319" office:value-type="float" office:value="2" calcext:value-type="float">
            <text:p>2</text:p>
          </table:table-cell>
          <table:table-cell table:style-name="ce319"/>
          <table:table-cell table:style-name="ce351" office:value-type="float" office:value="36" calcext:value-type="float">
            <text:p>3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71" office:value-type="date" office:date-value="2017-01-16" calcext:value-type="date">
            <text:p>16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37" calcext:value-type="float">
            <text:p>3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71" office:value-type="date" office:date-value="2017-01-23" calcext:value-type="date">
            <text:p>23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49" calcext:value-type="float">
            <text:p>49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58" office:value-type="string" calcext:value-type="string">
            <text:p>0123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71" office:value-type="date" office:date-value="2017-01-25" calcext:value-type="date">
            <text:p>25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0" calcext:value-type="float">
            <text:p>50</text:p>
          </table:table-cell>
          <table:table-cell table:style-name="ce319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71" office:value-type="date" office:date-value="2017-01-25" calcext:value-type="date">
            <text:p>25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1" calcext:value-type="float">
            <text:p>51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11" office:value-type="date" office:date-value="2017-04-07" calcext:value-type="date">
            <text:p>07/04/17</text:p>
          </table:table-cell>
          <table:table-cell table:style-name="ce459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71" office:value-type="date" office:date-value="2017-01-29" calcext:value-type="date">
            <text:p>29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2" calcext:value-type="float">
            <text:p>52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70" office:value-type="date" office:date-value="2017-01-22" calcext:value-type="date">
            <text:p>22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45" calcext:value-type="float">
            <text:p>4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70" office:value-type="date" office:date-value="2017-01-22" calcext:value-type="date">
            <text:p>22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46" calcext:value-type="float">
            <text:p>46</text:p>
          </table:table-cell>
          <table:table-cell table:style-name="ce319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70" office:value-type="date" office:date-value="2017-01-22" calcext:value-type="date">
            <text:p>22/0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47" calcext:value-type="float">
            <text:p>47</text:p>
          </table:table-cell>
          <table:table-cell table:style-name="ce319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70" office:value-type="date" office:date-value="2017-01-22" calcext:value-type="date">
            <text:p>22/01/17</text:p>
          </table:table-cell>
          <table:table-cell table:style-name="ce319" office:value-type="float" office:value="3" calcext:value-type="float">
            <text:p>3</text:p>
          </table:table-cell>
          <table:table-cell table:style-name="ce319"/>
          <table:table-cell table:style-name="ce351" office:value-type="float" office:value="48" calcext:value-type="float">
            <text:p>4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70" office:value-type="date" office:date-value="2017-02-01" calcext:value-type="date">
            <text:p>01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0" calcext:value-type="float">
            <text:p>5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70" office:value-type="date" office:date-value="2017-02-02" calcext:value-type="date">
            <text:p>02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1" calcext:value-type="float">
            <text:p>5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70" office:value-type="date" office:date-value="2017-02-02" calcext:value-type="date">
            <text:p>02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2" calcext:value-type="float">
            <text:p>5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71" office:value-type="date" office:date-value="2017-02-03" calcext:value-type="date">
            <text:p>03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3" calcext:value-type="float">
            <text:p>53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71" office:value-type="date" office:date-value="2017-02-03" calcext:value-type="date">
            <text:p>03/02/17</text:p>
          </table:table-cell>
          <table:table-cell table:style-name="ce319" office:value-type="float" office:value="2" calcext:value-type="float">
            <text:p>2</text:p>
          </table:table-cell>
          <table:table-cell table:style-name="ce319"/>
          <table:table-cell table:style-name="ce319" office:value-type="float" office:value="54" calcext:value-type="float">
            <text:p>5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71" office:value-type="date" office:date-value="2017-02-09" calcext:value-type="date">
            <text:p>09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5" calcext:value-type="float">
            <text:p>55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71" office:value-type="date" office:date-value="2017-02-10" calcext:value-type="date">
            <text:p>10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6" calcext:value-type="float">
            <text:p>5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71" office:value-type="date" office:date-value="2017-02-12" calcext:value-type="date">
            <text:p>12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7" calcext:value-type="float">
            <text:p>57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11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71" office:value-type="date" office:date-value="2017-02-14" calcext:value-type="date">
            <text:p>14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8" calcext:value-type="float">
            <text:p>58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71" office:value-type="date" office:date-value="2017-02-16" calcext:value-type="date">
            <text:p>16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59" calcext:value-type="float">
            <text:p>59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71" office:value-type="date" office:date-value="2017-02-17" calcext:value-type="date">
            <text:p>17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0" calcext:value-type="float">
            <text:p>60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71" office:value-type="date" office:date-value="2017-02-17" calcext:value-type="date">
            <text:p>17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1" calcext:value-type="float">
            <text:p>61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71" office:value-type="date" office:date-value="2017-02-18" calcext:value-type="date">
            <text:p>18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2" calcext:value-type="float">
            <text:p>62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71" office:value-type="date" office:date-value="2017-02-25" calcext:value-type="date">
            <text:p>25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3" calcext:value-type="float">
            <text:p>63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71" office:value-type="date" office:date-value="2017-02-25" calcext:value-type="date">
            <text:p>25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4" calcext:value-type="float">
            <text:p>64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71" office:value-type="date" office:date-value="2017-02-28" calcext:value-type="date">
            <text:p>28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5" calcext:value-type="float">
            <text:p>65</text:p>
          </table:table-cell>
          <table:table-cell table:style-name="ce319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71" office:value-type="date" office:date-value="2017-02-28" calcext:value-type="date">
            <text:p>28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6" calcext:value-type="float">
            <text:p>66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11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70" office:value-type="date" office:date-value="2017-02-01" calcext:value-type="date">
            <text:p>01/02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51" office:value-type="float" office:value="49" calcext:value-type="float">
            <text:p>4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70" office:value-type="date" office:date-value="2017-03-03" calcext:value-type="date">
            <text:p>03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67" calcext:value-type="float">
            <text:p>6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70" office:value-type="date" office:date-value="2017-03-04" calcext:value-type="date">
            <text:p>04/03/17</text:p>
          </table:table-cell>
          <table:table-cell table:style-name="ce319" office:value-type="float" office:value="2" calcext:value-type="float">
            <text:p>2</text:p>
          </table:table-cell>
          <table:table-cell table:style-name="ce319" office:value-type="string" calcext:value-type="string">
            <text:p>----</text:p>
          </table:table-cell>
          <table:table-cell table:style-name="ce319" office:value-type="float" office:value="68" calcext:value-type="float">
            <text:p>6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70" office:value-type="date" office:date-value="2017-03-04" calcext:value-type="date">
            <text:p>04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70" office:value-type="date" office:date-value="2017-03-05" calcext:value-type="date">
            <text:p>05/03/17</text:p>
          </table:table-cell>
          <table:table-cell table:style-name="ce319" office:value-type="float" office:value="69" calcext:value-type="float">
            <text:p>69</text:p>
          </table:table-cell>
          <table:table-cell table:style-name="ce319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11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70" office:value-type="date" office:date-value="2017-03-04" calcext:value-type="date">
            <text:p>04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0" calcext:value-type="float">
            <text:p>7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70" office:value-type="date" office:date-value="2017-03-06" calcext:value-type="date">
            <text:p>06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1" calcext:value-type="float">
            <text:p>71</text:p>
          </table:table-cell>
          <table:table-cell table:style-name="ce319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70" office:value-type="date" office:date-value="2017-03-06" calcext:value-type="date">
            <text:p>06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2" calcext:value-type="float">
            <text:p>7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70" office:value-type="date" office:date-value="2017-03-07" calcext:value-type="date">
            <text:p>07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3" calcext:value-type="float">
            <text:p>73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70" office:value-type="date" office:date-value="2017-03-12" calcext:value-type="date">
            <text:p>12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4" calcext:value-type="float">
            <text:p>74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70" office:value-type="date" office:date-value="2017-03-12" calcext:value-type="date">
            <text:p>12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5" calcext:value-type="float">
            <text:p>75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70" office:value-type="date" office:date-value="2017-03-04" calcext:value-type="date">
            <text:p>04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6" calcext:value-type="float">
            <text:p>76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70" office:value-type="date" office:date-value="2017-03-14" calcext:value-type="date">
            <text:p>14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7" calcext:value-type="float">
            <text:p>77</text:p>
          </table:table-cell>
          <table:table-cell table:style-name="ce319"/>
          <table:table-cell office:value-type="string" calcext:value-type="string">
            <text:p>!!!!!!!!!!!!!!!!!!!!!!!!!!!!!!!</text:p>
          </table:table-cell>
          <table:table-cell table:style-name="ce351" office:value-type="float" office:value="888888" calcext:value-type="float">
            <text:p>888888</text:p>
          </table:table-cell>
          <table:table-cell table:style-name="ce351" office:value-type="string" calcext:value-type="string">
            <text:p>HTML Body/Head</text:p>
          </table:table-cell>
          <table:table-cell table:style-name="ce411" office:value-type="date" office:date-value="2017-04-14" calcext:value-type="date">
            <text:p>14/04/17</text:p>
          </table:table-cell>
          <table:table-cell table:style-name="ce358"/>
          <table:table-cell table:number-columns-repeated="1010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70" office:value-type="date" office:date-value="2017-03-14" calcext:value-type="date">
            <text:p>14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8" calcext:value-type="float">
            <text:p>78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70" office:value-type="date" office:date-value="2017-03-15" calcext:value-type="date">
            <text:p>15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79" calcext:value-type="float">
            <text:p>79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11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70" office:value-type="date" office:date-value="2017-03-24" calcext:value-type="date">
            <text:p>24/03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0" calcext:value-type="float">
            <text:p>8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55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70" office:value-type="date" office:date-value="2017-04-02" calcext:value-type="date">
            <text:p>02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1" calcext:value-type="float">
            <text:p>81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70" office:value-type="date" office:date-value="2017-04-02" calcext:value-type="date">
            <text:p>02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2" calcext:value-type="float">
            <text:p>82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70" office:value-type="date" office:date-value="2017-04-02" calcext:value-type="date">
            <text:p>02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3" calcext:value-type="float">
            <text:p>83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70" office:value-type="date" office:date-value="2017-04-04" calcext:value-type="date">
            <text:p>0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4" calcext:value-type="float">
            <text:p>84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70" office:value-type="date" office:date-value="2017-04-04" calcext:value-type="date">
            <text:p>0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5" calcext:value-type="float">
            <text:p>85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70" office:value-type="date" office:date-value="2017-04-04" calcext:value-type="date">
            <text:p>0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6" calcext:value-type="float">
            <text:p>86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70" office:value-type="date" office:date-value="2017-04-04" calcext:value-type="date">
            <text:p>0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7" calcext:value-type="float">
            <text:p>87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70" office:value-type="date" office:date-value="2017-04-04" calcext:value-type="date">
            <text:p>0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8" calcext:value-type="float">
            <text:p>88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70" office:value-type="date" office:date-value="2017-04-04" calcext:value-type="date">
            <text:p>0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89" calcext:value-type="float">
            <text:p>89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70" office:value-type="date" office:date-value="2017-04-04" calcext:value-type="date">
            <text:p>0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0" calcext:value-type="float">
            <text:p>90</text:p>
          </table:table-cell>
          <table:table-cell table:style-name="ce319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70" office:value-type="date" office:date-value="2017-04-05" calcext:value-type="date">
            <text:p>05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1" calcext:value-type="float">
            <text:p>91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70" office:value-type="date" office:date-value="2017-04-05" calcext:value-type="date">
            <text:p>05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2" calcext:value-type="float">
            <text:p>92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70" office:value-type="date" office:date-value="2017-04-05" calcext:value-type="date">
            <text:p>05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3" calcext:value-type="float">
            <text:p>93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70" office:value-type="date" office:date-value="2017-04-05" calcext:value-type="date">
            <text:p>05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4" calcext:value-type="float">
            <text:p>94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70" office:value-type="date" office:date-value="2017-04-05" calcext:value-type="date">
            <text:p>05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5" calcext:value-type="float">
            <text:p>95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6" calcext:value-type="float">
            <text:p>96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7" calcext:value-type="float">
            <text:p>97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8" calcext:value-type="float">
            <text:p>98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99" calcext:value-type="float">
            <text:p>99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0" calcext:value-type="float">
            <text:p>100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1" calcext:value-type="float">
            <text:p>101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2" calcext:value-type="float">
            <text:p>102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3" calcext:value-type="float">
            <text:p>103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4" calcext:value-type="float">
            <text:p>104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5" calcext:value-type="float">
            <text:p>105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6" calcext:value-type="float">
            <text:p>106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7" calcext:value-type="float">
            <text:p>107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70" office:value-type="date" office:date-value="2017-04-06" calcext:value-type="date">
            <text:p>06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8" calcext:value-type="float">
            <text:p>108</text:p>
          </table:table-cell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11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70" office:value-type="date" office:date-value="2017-04-07" calcext:value-type="date">
            <text:p>07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09" calcext:value-type="float">
            <text:p>10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70" office:value-type="date" office:date-value="2017-04-07" calcext:value-type="date">
            <text:p>07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0" calcext:value-type="float">
            <text:p>11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70" office:value-type="date" office:date-value="2017-04-08" calcext:value-type="date">
            <text:p>08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1" calcext:value-type="float">
            <text:p>11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70" office:value-type="date" office:date-value="2017-04-14" calcext:value-type="date">
            <text:p>14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2" calcext:value-type="float">
            <text:p>112</text:p>
          </table:table-cell>
          <table:table-cell table:style-name="ce319"/>
          <table:table-cell table:number-columns-repeated="3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70" office:value-type="date" office:date-value="2017-04-19" calcext:value-type="date">
            <text:p>19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3" calcext:value-type="float">
            <text:p>11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70" office:value-type="date" office:date-value="2017-04-27" calcext:value-type="date">
            <text:p>27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4" calcext:value-type="float">
            <text:p>114</text:p>
          </table:table-cell>
          <table:table-cell table:style-name="ce319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70" office:value-type="date" office:date-value="2017-04-27" calcext:value-type="date">
            <text:p>27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5" calcext:value-type="float">
            <text:p>11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70" office:value-type="date" office:date-value="2017-04-27" calcext:value-type="date">
            <text:p>27/04/17</text:p>
          </table:table-cell>
          <table:table-cell table:style-name="ce382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6" calcext:value-type="float">
            <text:p>11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70" office:value-type="date" office:date-value="2017-04-27" calcext:value-type="date">
            <text:p>27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7" calcext:value-type="float">
            <text:p>11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70" office:value-type="date" office:date-value="2017-04-27" calcext:value-type="date">
            <text:p>27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8" calcext:value-type="float">
            <text:p>118</text:p>
          </table:table-cell>
          <table:table-cell table:style-name="ce319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70" office:value-type="date" office:date-value="2017-04-27" calcext:value-type="date">
            <text:p>27/04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19" calcext:value-type="float">
            <text:p>11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70" office:value-type="date" office:date-value="2017-05-07" calcext:value-type="date">
            <text:p>07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0" calcext:value-type="float">
            <text:p>120</text:p>
          </table:table-cell>
          <table:table-cell table:style-name="ce319"/>
          <table:table-cell table:number-columns-repeated="3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70" office:value-type="date" office:date-value="2017-05-09" calcext:value-type="date">
            <text:p>09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20" office:value-type="float" office:value="121" calcext:value-type="float">
            <text:p>12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70" office:value-type="date" office:date-value="2017-05-09" calcext:value-type="date">
            <text:p>09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20" office:value-type="float" office:value="122" calcext:value-type="float">
            <text:p>12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70" office:value-type="date" office:date-value="2017-05-12" calcext:value-type="date">
            <text:p>12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3" calcext:value-type="float">
            <text:p>12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70" office:value-type="date" office:date-value="2017-05-12" calcext:value-type="date">
            <text:p>12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4" calcext:value-type="float">
            <text:p>12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70" office:value-type="date" office:date-value="2017-05-12" calcext:value-type="date">
            <text:p>12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5" calcext:value-type="float">
            <text:p>12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70" office:value-type="date" office:date-value="2017-05-12" calcext:value-type="date">
            <text:p>12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6" calcext:value-type="float">
            <text:p>12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70" office:value-type="date" office:date-value="2017-05-13" calcext:value-type="date">
            <text:p>13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7" calcext:value-type="float">
            <text:p>12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70" office:value-type="date" office:date-value="2017-05-14" calcext:value-type="date">
            <text:p>14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8" calcext:value-type="float">
            <text:p>12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70" office:value-type="date" office:date-value="2017-05-16" calcext:value-type="date">
            <text:p>16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29" calcext:value-type="float">
            <text:p>12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70" office:value-type="date" office:date-value="2017-05-18" calcext:value-type="date">
            <text:p>18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0" calcext:value-type="float">
            <text:p>13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70" office:value-type="date" office:date-value="2017-05-18" calcext:value-type="date">
            <text:p>18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1" calcext:value-type="float">
            <text:p>13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70" office:value-type="date" office:date-value="2017-05-19" calcext:value-type="date">
            <text:p>19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2" calcext:value-type="float">
            <text:p>13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70" office:value-type="date" office:date-value="2017-05-20" calcext:value-type="date">
            <text:p>20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3" calcext:value-type="float">
            <text:p>13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70" office:value-type="date" office:date-value="2017-05-21" calcext:value-type="date">
            <text:p>21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4" calcext:value-type="float">
            <text:p>13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70" office:value-type="date" office:date-value="2017-05-23" calcext:value-type="date">
            <text:p>23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5" calcext:value-type="float">
            <text:p>13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70" office:value-type="date" office:date-value="2017-05-23" calcext:value-type="date">
            <text:p>23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6" calcext:value-type="float">
            <text:p>13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70" office:value-type="date" office:date-value="2017-05-26" calcext:value-type="date">
            <text:p>26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7" calcext:value-type="float">
            <text:p>13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70" office:value-type="date" office:date-value="2017-05-30" calcext:value-type="date">
            <text:p>30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8" calcext:value-type="float">
            <text:p>13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70" office:value-type="date" office:date-value="2017-05-30" calcext:value-type="date">
            <text:p>30/05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39" calcext:value-type="float">
            <text:p>13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70" office:value-type="date" office:date-value="2017-06-01" calcext:value-type="date">
            <text:p>01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0" calcext:value-type="float">
            <text:p>14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70" office:value-type="date" office:date-value="2017-06-02" calcext:value-type="date">
            <text:p>02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1" calcext:value-type="float">
            <text:p>14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70" office:value-type="date" office:date-value="2017-06-04" calcext:value-type="date">
            <text:p>04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2" calcext:value-type="float">
            <text:p>14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70" office:value-type="date" office:date-value="2017-06-04" calcext:value-type="date">
            <text:p>04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3" calcext:value-type="float">
            <text:p>14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70" office:value-type="date" office:date-value="2017-06-05" calcext:value-type="date">
            <text:p>05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4" calcext:value-type="float">
            <text:p>14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70" office:value-type="date" office:date-value="2017-06-06" calcext:value-type="date">
            <text:p>06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5" calcext:value-type="float">
            <text:p>14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70" office:value-type="date" office:date-value="2017-06-06" calcext:value-type="date">
            <text:p>06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6" calcext:value-type="float">
            <text:p>14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70" office:value-type="date" office:date-value="2017-06-06" calcext:value-type="date">
            <text:p>06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7" calcext:value-type="float">
            <text:p>14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70" office:value-type="date" office:date-value="2017-06-07" calcext:value-type="date">
            <text:p>07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8" calcext:value-type="float">
            <text:p>14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70" office:value-type="date" office:date-value="2017-06-07" calcext:value-type="date">
            <text:p>07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49" calcext:value-type="float">
            <text:p>14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70" office:value-type="date" office:date-value="2017-06-07" calcext:value-type="date">
            <text:p>07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0" calcext:value-type="float">
            <text:p>15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70" office:value-type="date" office:date-value="2017-06-07" calcext:value-type="date">
            <text:p>07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1" calcext:value-type="float">
            <text:p>15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70" office:value-type="date" office:date-value="2017-06-07" calcext:value-type="date">
            <text:p>07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2" calcext:value-type="float">
            <text:p>15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70" office:value-type="date" office:date-value="2017-06-07" calcext:value-type="date">
            <text:p>07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3" calcext:value-type="float">
            <text:p>15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70" office:value-type="date" office:date-value="2017-06-08" calcext:value-type="date">
            <text:p>08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4" calcext:value-type="float">
            <text:p>15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70" office:value-type="date" office:date-value="2017-06-08" calcext:value-type="date">
            <text:p>08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5" calcext:value-type="float">
            <text:p>15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70" office:value-type="date" office:date-value="2017-06-13" calcext:value-type="date">
            <text:p>13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6" calcext:value-type="float">
            <text:p>15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70" office:value-type="date" office:date-value="2017-06-19" calcext:value-type="date">
            <text:p>19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7" calcext:value-type="float">
            <text:p>15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70" office:value-type="date" office:date-value="2017-06-20" calcext:value-type="date">
            <text:p>20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8" calcext:value-type="float">
            <text:p>15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70" office:value-type="date" office:date-value="2017-06-23" calcext:value-type="date">
            <text:p>23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59" calcext:value-type="float">
            <text:p>15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70" office:value-type="date" office:date-value="2017-06-25" calcext:value-type="date">
            <text:p>25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0" calcext:value-type="float">
            <text:p>16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70" office:value-type="date" office:date-value="2017-06-25" calcext:value-type="date">
            <text:p>25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1" calcext:value-type="float">
            <text:p>16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70" office:value-type="date" office:date-value="2017-06-28" calcext:value-type="date">
            <text:p>28/06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2" calcext:value-type="float">
            <text:p>16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70" office:value-type="date" office:date-value="2017-07-01" calcext:value-type="date">
            <text:p>01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3" calcext:value-type="float">
            <text:p>16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70" office:value-type="date" office:date-value="2017-07-01" calcext:value-type="date">
            <text:p>01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4" calcext:value-type="float">
            <text:p>16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70" office:value-type="date" office:date-value="2017-07-03" calcext:value-type="date">
            <text:p>03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5" calcext:value-type="float">
            <text:p>16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70" office:value-type="date" office:date-value="2017-07-04" calcext:value-type="date">
            <text:p>04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6" calcext:value-type="float">
            <text:p>16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70" office:value-type="date" office:date-value="2017-07-05" calcext:value-type="date">
            <text:p>05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7" calcext:value-type="float">
            <text:p>16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70" office:value-type="date" office:date-value="2017-07-06" calcext:value-type="date">
            <text:p>06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8" calcext:value-type="float">
            <text:p>16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70" office:value-type="date" office:date-value="2017-07-11" calcext:value-type="date">
            <text:p>11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69" calcext:value-type="float">
            <text:p>16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70" office:value-type="date" office:date-value="2016-01-14" calcext:value-type="date">
            <text:p>14/01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0" calcext:value-type="float">
            <text:p>17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70" office:value-type="date" office:date-value="2017-07-18" calcext:value-type="date">
            <text:p>18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1" calcext:value-type="float">
            <text:p>17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70" office:value-type="date" office:date-value="2017-07-18" calcext:value-type="date">
            <text:p>18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2" calcext:value-type="float">
            <text:p>17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70" office:value-type="date" office:date-value="2017-07-18" calcext:value-type="date">
            <text:p>18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3" calcext:value-type="float">
            <text:p>17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70" office:value-type="date" office:date-value="2017-07-18" calcext:value-type="date">
            <text:p>18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4" calcext:value-type="float">
            <text:p>17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70" office:value-type="date" office:date-value="2017-07-19" calcext:value-type="date">
            <text:p>19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5" calcext:value-type="float">
            <text:p>17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70" office:value-type="date" office:date-value="2017-07-20" calcext:value-type="date">
            <text:p>20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6" calcext:value-type="float">
            <text:p>17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70" office:value-type="date" office:date-value="2016-04-21" calcext:value-type="date">
            <text:p>21/04/16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7" calcext:value-type="float">
            <text:p>17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70" office:value-type="date" office:date-value="2017-07-24" calcext:value-type="date">
            <text:p>24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8" calcext:value-type="float">
            <text:p>17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70" office:value-type="date" office:date-value="2017-07-24" calcext:value-type="date">
            <text:p>24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79" calcext:value-type="float">
            <text:p>17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70" office:value-type="date" office:date-value="2017-07-25" calcext:value-type="date">
            <text:p>25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0" calcext:value-type="float">
            <text:p>18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70" office:value-type="date" office:date-value="2017-07-28" calcext:value-type="date">
            <text:p>28/07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1" calcext:value-type="float">
            <text:p>18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70" office:value-type="date" office:date-value="2017-08-04" calcext:value-type="date">
            <text:p>04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2" calcext:value-type="float">
            <text:p>18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70" office:value-type="date" office:date-value="2017-08-08" calcext:value-type="date">
            <text:p>08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3" calcext:value-type="float">
            <text:p>18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70" office:value-type="date" office:date-value="2017-08-20" calcext:value-type="date">
            <text:p>20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4" calcext:value-type="float">
            <text:p>18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70" office:value-type="date" office:date-value="2017-08-24" calcext:value-type="date">
            <text:p>24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5" calcext:value-type="float">
            <text:p>18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70" office:value-type="date" office:date-value="2017-08-24" calcext:value-type="date">
            <text:p>24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6" calcext:value-type="float">
            <text:p>18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70" office:value-type="date" office:date-value="2017-08-24" calcext:value-type="date">
            <text:p>24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7" calcext:value-type="float">
            <text:p>18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70" office:value-type="date" office:date-value="2017-08-24" calcext:value-type="date">
            <text:p>24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8" calcext:value-type="float">
            <text:p>18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70" office:value-type="date" office:date-value="2017-08-24" calcext:value-type="date">
            <text:p>24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89" calcext:value-type="float">
            <text:p>18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70" office:value-type="date" office:date-value="2017-08-24" calcext:value-type="date">
            <text:p>24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0" calcext:value-type="float">
            <text:p>19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70" office:value-type="date" office:date-value="2017-08-26" calcext:value-type="date">
            <text:p>26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1" calcext:value-type="float">
            <text:p>19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70" office:value-type="date" office:date-value="2017-08-27" calcext:value-type="date">
            <text:p>27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2" calcext:value-type="float">
            <text:p>19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70" office:value-type="date" office:date-value="2017-08-27" calcext:value-type="date">
            <text:p>27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3" calcext:value-type="float">
            <text:p>19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70" office:value-type="date" office:date-value="2017-08-31" calcext:value-type="date">
            <text:p>31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4" calcext:value-type="float">
            <text:p>19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70" office:value-type="date" office:date-value="2017-08-02" calcext:value-type="date">
            <text:p>02/08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5" calcext:value-type="float">
            <text:p>19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70" office:value-type="date" office:date-value="2017-09-04" calcext:value-type="date">
            <text:p>04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6" calcext:value-type="float">
            <text:p>19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70" office:value-type="date" office:date-value="2017-09-05" calcext:value-type="date">
            <text:p>05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7" calcext:value-type="float">
            <text:p>19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70" office:value-type="date" office:date-value="2017-09-07" calcext:value-type="date">
            <text:p>0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8" calcext:value-type="float">
            <text:p>19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70" office:value-type="date" office:date-value="2017-09-07" calcext:value-type="date">
            <text:p>0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199" calcext:value-type="float">
            <text:p>19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70" office:value-type="date" office:date-value="2017-09-08" calcext:value-type="date">
            <text:p>08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0" calcext:value-type="float">
            <text:p>20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70" office:value-type="date" office:date-value="2017-09-08" calcext:value-type="date">
            <text:p>08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1" calcext:value-type="float">
            <text:p>20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70" office:value-type="date" office:date-value="2017-09-08" calcext:value-type="date">
            <text:p>08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2" calcext:value-type="float">
            <text:p>20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70" office:value-type="date" office:date-value="2017-09-08" calcext:value-type="date">
            <text:p>08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3" calcext:value-type="float">
            <text:p>20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70" office:value-type="date" office:date-value="2017-09-09" calcext:value-type="date">
            <text:p>09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4" calcext:value-type="float">
            <text:p>20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70" office:value-type="date" office:date-value="2017-09-09" calcext:value-type="date">
            <text:p>09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5" calcext:value-type="float">
            <text:p>20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70" office:value-type="date" office:date-value="2017-09-09" calcext:value-type="date">
            <text:p>09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6" calcext:value-type="float">
            <text:p>20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70" office:value-type="date" office:date-value="2017-09-10" calcext:value-type="date">
            <text:p>10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7" calcext:value-type="float">
            <text:p>20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70" office:value-type="date" office:date-value="2017-09-11" calcext:value-type="date">
            <text:p>1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8" calcext:value-type="float">
            <text:p>20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70" office:value-type="date" office:date-value="2017-09-11" calcext:value-type="date">
            <text:p>1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09" calcext:value-type="float">
            <text:p>20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70" office:value-type="date" office:date-value="2017-09-11" calcext:value-type="date">
            <text:p>1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0" calcext:value-type="float">
            <text:p>21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70" office:value-type="date" office:date-value="2017-09-12" calcext:value-type="date">
            <text:p>12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1" calcext:value-type="float">
            <text:p>21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70" office:value-type="date" office:date-value="2017-09-12" calcext:value-type="date">
            <text:p>12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2" calcext:value-type="float">
            <text:p>21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70" office:value-type="date" office:date-value="2017-09-12" calcext:value-type="date">
            <text:p>12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3" calcext:value-type="float">
            <text:p>21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70" office:value-type="date" office:date-value="2017-09-13" calcext:value-type="date">
            <text:p>13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4" calcext:value-type="float">
            <text:p>21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70" office:value-type="date" office:date-value="2017-09-14" calcext:value-type="date">
            <text:p>14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5" calcext:value-type="float">
            <text:p>21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70" office:value-type="date" office:date-value="2017-09-15" calcext:value-type="date">
            <text:p>15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6" calcext:value-type="float">
            <text:p>21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70" office:value-type="date" office:date-value="2017-09-15" calcext:value-type="date">
            <text:p>15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7" calcext:value-type="float">
            <text:p>21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70" office:value-type="date" office:date-value="2017-09-15" calcext:value-type="date">
            <text:p>15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8" calcext:value-type="float">
            <text:p>21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70" office:value-type="date" office:date-value="2017-09-16" calcext:value-type="date">
            <text:p>16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19" calcext:value-type="float">
            <text:p>21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0" calcext:value-type="float">
            <text:p>22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1" calcext:value-type="float">
            <text:p>22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2" calcext:value-type="float">
            <text:p>22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3" calcext:value-type="float">
            <text:p>22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4" calcext:value-type="float">
            <text:p>22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5" calcext:value-type="float">
            <text:p>22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6" calcext:value-type="float">
            <text:p>22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7" calcext:value-type="float">
            <text:p>22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70" office:value-type="date" office:date-value="2017-09-17" calcext:value-type="date">
            <text:p>17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8" calcext:value-type="float">
            <text:p>22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70" office:value-type="date" office:date-value="2017-09-19" calcext:value-type="date">
            <text:p>19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29" calcext:value-type="float">
            <text:p>22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70" office:value-type="date" office:date-value="2017-09-20" calcext:value-type="date">
            <text:p>20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0" calcext:value-type="float">
            <text:p>23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1" calcext:value-type="float">
            <text:p>23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2" calcext:value-type="float">
            <text:p>23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3" calcext:value-type="float">
            <text:p>23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4" calcext:value-type="float">
            <text:p>23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5" calcext:value-type="float">
            <text:p>23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6" calcext:value-type="float">
            <text:p>23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7" calcext:value-type="float">
            <text:p>23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8" calcext:value-type="float">
            <text:p>23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39" calcext:value-type="float">
            <text:p>23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70" office:value-type="date" office:date-value="2017-09-21" calcext:value-type="date">
            <text:p>21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0" calcext:value-type="float">
            <text:p>24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70" office:value-type="date" office:date-value="2017-09-24" calcext:value-type="date">
            <text:p>24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1" calcext:value-type="float">
            <text:p>24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70" office:value-type="date" office:date-value="2017-09-26" calcext:value-type="date">
            <text:p>26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2" calcext:value-type="float">
            <text:p>24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70" office:value-type="date" office:date-value="2017-09-28" calcext:value-type="date">
            <text:p>28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3" calcext:value-type="float">
            <text:p>24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70" office:value-type="date" office:date-value="2017-09-28" calcext:value-type="date">
            <text:p>28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4" calcext:value-type="float">
            <text:p>24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70" office:value-type="date" office:date-value="2017-09-29" calcext:value-type="date">
            <text:p>29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5" calcext:value-type="float">
            <text:p>24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70" office:value-type="date" office:date-value="2017-09-29" calcext:value-type="date">
            <text:p>29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6" calcext:value-type="float">
            <text:p>24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70" office:value-type="date" office:date-value="2017-09-30" calcext:value-type="date">
            <text:p>30/09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7" calcext:value-type="float">
            <text:p>24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70" office:value-type="date" office:date-value="2017-10-01" calcext:value-type="date">
            <text:p>0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8" calcext:value-type="float">
            <text:p>24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70" office:value-type="date" office:date-value="2017-10-01" calcext:value-type="date">
            <text:p>0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49" calcext:value-type="float">
            <text:p>24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70" office:value-type="date" office:date-value="2017-10-01" calcext:value-type="date">
            <text:p>0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0" calcext:value-type="float">
            <text:p>25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70" office:value-type="date" office:date-value="2017-10-01" calcext:value-type="date">
            <text:p>0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1" calcext:value-type="float">
            <text:p>25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tl7" xlink:type="simple">tl7</text:a></text:p>
          </table:table-cell>
          <table:table-cell table:style-name="ce370" office:value-type="date" office:date-value="2017-10-01" calcext:value-type="date">
            <text:p>0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2" calcext:value-type="float">
            <text:p>25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tl77" xlink:type="simple">tl77</text:a></text:p>
          </table:table-cell>
          <table:table-cell table:style-name="ce370" office:value-type="date" office:date-value="2017-10-01" calcext:value-type="date">
            <text:p>0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3" calcext:value-type="float">
            <text:p>25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h" xlink:type="simple">h</text:a></text:p>
          </table:table-cell>
          <table:table-cell table:style-name="ce370" office:value-type="date" office:date-value="2017-10-02" calcext:value-type="date">
            <text:p>02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4" calcext:value-type="float">
            <text:p>25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mcd" xlink:type="simple">mcd</text:a></text:p>
          </table:table-cell>
          <table:table-cell table:style-name="ce370" office:value-type="date" office:date-value="2017-10-02" calcext:value-type="date">
            <text:p>02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5" calcext:value-type="float">
            <text:p>25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hb" xlink:type="simple">hb</text:a></text:p>
          </table:table-cell>
          <table:table-cell table:style-name="ce370" office:value-type="date" office:date-value="2017-10-03" calcext:value-type="date">
            <text:p>03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6" calcext:value-type="float">
            <text:p>25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nt.c" xlink:type="simple">nt.c</text:a></text:p>
          </table:table-cell>
          <table:table-cell table:style-name="ce370" office:value-type="date" office:date-value="2017-10-03" calcext:value-type="date">
            <text:p>03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6" calcext:value-type="float">
            <text:p>25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nt" xlink:type="simple">nt</text:a></text:p>
          </table:table-cell>
          <table:table-cell table:style-name="ce370" office:value-type="date" office:date-value="2017-10-03" calcext:value-type="date">
            <text:p>03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7" calcext:value-type="float">
            <text:p>25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dme" xlink:type="simple">dme</text:a></text:p>
          </table:table-cell>
          <table:table-cell table:style-name="ce370" office:value-type="date" office:date-value="2017-10-03" calcext:value-type="date">
            <text:p>03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8" calcext:value-type="float">
            <text:p>25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dqb" xlink:type="simple">dqb</text:a></text:p>
          </table:table-cell>
          <table:table-cell table:style-name="ce370" office:value-type="date" office:date-value="2017-10-04" calcext:value-type="date">
            <text:p>04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59" calcext:value-type="float">
            <text:p>25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pgaa" xlink:type="simple">pgaa</text:a></text:p>
          </table:table-cell>
          <table:table-cell table:style-name="ce370" office:value-type="date" office:date-value="2017-10-05" calcext:value-type="date">
            <text:p>05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0" calcext:value-type="float">
            <text:p>26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wl3.c" xlink:type="simple">wl3.c</text:a></text:p>
          </table:table-cell>
          <table:table-cell table:style-name="ce370" office:value-type="date" office:date-value="2017-10-07" calcext:value-type="date">
            <text:p>07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1" calcext:value-type="float">
            <text:p>26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/wl3" xlink:type="simple">wl3</text:a></text:p>
          </table:table-cell>
          <table:table-cell table:style-name="ce370" office:value-type="date" office:date-value="2017-10-07" calcext:value-type="date">
            <text:p>07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2" calcext:value-type="float">
            <text:p>26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5hd" xlink:type="simple">5hd</text:a></text:p>
          </table:table-cell>
          <table:table-cell table:style-name="ce370" office:value-type="date" office:date-value="2017-10-08" calcext:value-type="date">
            <text:p>08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3" calcext:value-type="float">
            <text:p>26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mima.c" xlink:type="simple">mima.c</text:a></text:p>
          </table:table-cell>
          <table:table-cell table:style-name="ce370" office:value-type="date" office:date-value="2017-10-08" calcext:value-type="date">
            <text:p>08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4" calcext:value-type="float">
            <text:p>26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.c" xlink:type="simple">pi.c</text:a></text:p>
          </table:table-cell>
          <table:table-cell table:style-name="ce370" office:value-type="date" office:date-value="2017-10-08" calcext:value-type="date">
            <text:p>08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5" calcext:value-type="float">
            <text:p>26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atsmns" xlink:type="simple">atsmns</text:a></text:p>
          </table:table-cell>
          <table:table-cell table:style-name="ce370" office:value-type="date" office:date-value="2017-10-11" calcext:value-type="date">
            <text:p>1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6" calcext:value-type="float">
            <text:p>26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etd" xlink:type="simple">etd</text:a></text:p>
          </table:table-cell>
          <table:table-cell table:style-name="ce370" office:value-type="date" office:date-value="2017-10-13" calcext:value-type="date">
            <text:p>13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7" calcext:value-type="float">
            <text:p>26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avcba" xlink:type="simple">avcba</text:a></text:p>
          </table:table-cell>
          <table:table-cell table:style-name="ce370" office:value-type="date" office:date-value="2017-10-14" calcext:value-type="date">
            <text:p>14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8" calcext:value-type="float">
            <text:p>26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trp12" xlink:type="simple">trp12</text:a></text:p>
          </table:table-cell>
          <table:table-cell table:style-name="ce370" office:value-type="date" office:date-value="2017-10-14" calcext:value-type="date">
            <text:p>14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69" calcext:value-type="float">
            <text:p>26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chrr" xlink:type="simple">chrr</text:a></text:p>
          </table:table-cell>
          <table:table-cell table:style-name="ce370" office:value-type="date" office:date-value="2017-10-14" calcext:value-type="date">
            <text:p>14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0" calcext:value-type="float">
            <text:p>27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c_tr1ed" xlink:type="simple">c_tr1ied</text:a></text:p>
          </table:table-cell>
          <table:table-cell table:style-name="ce370" office:value-type="date" office:date-value="2017-10-14" calcext:value-type="date">
            <text:p>14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1" calcext:value-type="float">
            <text:p>27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eieas" xlink:type="simple">eieas</text:a></text:p>
          </table:table-cell>
          <table:table-cell table:style-name="ce370" office:value-type="date" office:date-value="2017-10-15" calcext:value-type="date">
            <text:p>15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2" calcext:value-type="float">
            <text:p>27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tcf/pitc" xlink:type="simple">pitc</text:a></text:p>
          </table:table-cell>
          <table:table-cell table:style-name="ce370" office:value-type="date" office:date-value="2017-10-16" calcext:value-type="date">
            <text:p>16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3" calcext:value-type="float">
            <text:p>27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texte.cpp" xlink:type="simple">texte.cpp</text:a></text:p>
          </table:table-cell>
          <table:table-cell table:style-name="ce370" office:value-type="date" office:date-value="2017-10-16" calcext:value-type="date">
            <text:p>16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4" calcext:value-type="float">
            <text:p>27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texte" xlink:type="simple">texte</text:a></text:p>
          </table:table-cell>
          <table:table-cell table:style-name="ce370" office:value-type="date" office:date-value="2017-10-16" calcext:value-type="date">
            <text:p>16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5" calcext:value-type="float">
            <text:p>27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zza.cpp" xlink:type="simple">pizza.cpp</text:a></text:p>
          </table:table-cell>
          <table:table-cell table:style-name="ce370" office:value-type="date" office:date-value="2017-10-17" calcext:value-type="date">
            <text:p>17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6" calcext:value-type="float">
            <text:p>27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zzaria.cpp" xlink:type="simple">pizzaria.cpp</text:a></text:p>
          </table:table-cell>
          <table:table-cell table:style-name="ce370" office:value-type="date" office:date-value="2017-10-17" calcext:value-type="date">
            <text:p>17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7" calcext:value-type="float">
            <text:p>27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pizzaria" xlink:type="simple">pizzaria</text:a></text:p>
          </table:table-cell>
          <table:table-cell table:style-name="ce370" office:value-type="date" office:date-value="2017-10-17" calcext:value-type="date">
            <text:p>17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8" calcext:value-type="float">
            <text:p>278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cf.c" xlink:type="simple">cf.c</text:a></text:p>
          </table:table-cell>
          <table:table-cell table:style-name="ce370" office:value-type="date" office:date-value="2017-10-17" calcext:value-type="date">
            <text:p>17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79" calcext:value-type="float">
            <text:p>279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cf" xlink:type="simple">cf</text:a></text:p>
          </table:table-cell>
          <table:table-cell table:style-name="ce370" office:value-type="date" office:date-value="2017-10-17" calcext:value-type="date">
            <text:p>17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0" calcext:value-type="float">
            <text:p>28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cnstrct.c" xlink:type="simple">cnstrct.c</text:a></text:p>
          </table:table-cell>
          <table:table-cell table:style-name="ce370" office:value-type="date" office:date-value="2017-10-18" calcext:value-type="date">
            <text:p>18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1" calcext:value-type="float">
            <text:p>28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coding_n/README.txt" xlink:type="simple">README.txt</text:a></text:p>
          </table:table-cell>
          <table:table-cell table:style-name="ce370" office:value-type="date" office:date-value="2017-10-21" calcext:value-type="date">
            <text:p>2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2" calcext:value-type="float">
            <text:p>28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txt/3q" xlink:type="simple">3q</text:a></text:p>
          </table:table-cell>
          <table:table-cell table:style-name="ce370" office:value-type="date" office:date-value="2017-10-21" calcext:value-type="date">
            <text:p>21/10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3" calcext:value-type="float">
            <text:p>28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k.sh" xlink:type="simple">k.sh</text:a></text:p>
          </table:table-cell>
          <table:table-cell table:style-name="ce370" office:value-type="date" office:date-value="2017-11-02" calcext:value-type="date">
            <text:p>02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4" calcext:value-type="float">
            <text:p>284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ks.sh" xlink:type="simple">ks.sh</text:a></text:p>
          </table:table-cell>
          <table:table-cell table:style-name="ce370" office:value-type="date" office:date-value="2017-11-02" calcext:value-type="date">
            <text:p>02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5" calcext:value-type="float">
            <text:p>285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py.py" xlink:type="simple">py.py</text:a></text:p>
          </table:table-cell>
          <table:table-cell table:style-name="ce370" office:value-type="date" office:date-value="2017-11-03" calcext:value-type="date">
            <text:p>03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6" calcext:value-type="float">
            <text:p>286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tiakp" xlink:type="simple">tiakp</text:a></text:p>
          </table:table-cell>
          <table:table-cell table:style-name="ce370" office:value-type="date" office:date-value="2017-11-06" calcext:value-type="date">
            <text:p>06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7" calcext:value-type="float">
            <text:p>287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id" xlink:type="simple">id</text:a></text:p>
          </table:table-cell>
          <table:table-cell table:style-name="ce370" office:value-type="date" office:date-value="2017-11-06" calcext:value-type="date">
            <text:p>06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8" calcext:value-type="float">
            <text:p>288</text:p>
          </table:table-cell>
          <table:table-cell table:style-name="ce319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bc" xlink:type="simple">bc</text:a></text:p>
          </table:table-cell>
          <table:table-cell table:style-name="ce370" office:value-type="date" office:date-value="2017-11-07" calcext:value-type="date">
            <text:p>07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89" calcext:value-type="float">
            <text:p>289</text:p>
          </table:table-cell>
          <table:table-cell table:style-name="ce319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ksn.sh" xlink:type="simple">ksn.sh</text:a></text:p>
          </table:table-cell>
          <table:table-cell table:style-name="ce370" office:value-type="date" office:date-value="2017-11-09" calcext:value-type="date">
            <text:p>09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90" calcext:value-type="float">
            <text:p>290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mpr" xlink:type="simple">mpr</text:a></text:p>
          </table:table-cell>
          <table:table-cell table:style-name="ce370" office:value-type="date" office:date-value="2017-11-11" calcext:value-type="date">
            <text:p>11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91" calcext:value-type="float">
            <text:p>291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nc" xlink:type="simple">nc</text:a></text:p>
          </table:table-cell>
          <table:table-cell table:style-name="ce370" office:value-type="date" office:date-value="2017-11-11" calcext:value-type="date">
            <text:p>11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92" calcext:value-type="float">
            <text:p>292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me" xlink:type="simple">me</text:a></text:p>
          </table:table-cell>
          <table:table-cell table:style-name="ce370" office:value-type="date" office:date-value="2017-11-14" calcext:value-type="date">
            <text:p>14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93" calcext:value-type="float">
            <text:p>293</text:p>
          </table:table-cell>
          <table:table-cell table:style-name="ce319"/>
          <table:table-cell office:value-type="string" calcext:value-type="string">
            <text:p>----</text:p>
          </table:table-cell>
          <table:table-cell table:number-columns-repeated="2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%23dmk%23" xlink:type="simple">dmk</text:a></text:p>
          </table:table-cell>
          <table:table-cell table:style-name="ce370" office:value-type="date" office:date-value="2017-11-14" calcext:value-type="date">
            <text:p>14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94" calcext:value-type="float">
            <text:p>294</text:p>
          </table:table-cell>
          <table:table-cell table:style-name="ce319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5">
          <table:table-cell table:style-name="ce455" office:value-type="string" calcext:value-type="string">
            <text:p>PI 4.0</text:p>
          </table:table-cell>
          <table:table-cell office:value-type="string" calcext:value-type="string">
            <text:p><text:a xlink:href="../pi_n/xx" xlink:type="simple">xx</text:a></text:p>
          </table:table-cell>
          <table:table-cell table:style-name="ce370" office:value-type="date" office:date-value="2017-11-15" calcext:value-type="date">
            <text:p>15/11/17</text:p>
          </table:table-cell>
          <table:table-cell table:style-name="ce319" office:value-type="float" office:value="1" calcext:value-type="float">
            <text:p>1</text:p>
          </table:table-cell>
          <table:table-cell table:style-name="ce319"/>
          <table:table-cell table:style-name="ce319" office:value-type="float" office:value="295" calcext:value-type="float">
            <text:p>295</text:p>
          </table:table-cell>
          <table:table-cell table:style-name="ce319"/>
          <table:table-cell office:value-type="string" calcext:value-type="string">
            <text:p>----</text:p>
          </table:table-cell>
          <table:table-cell/>
          <table:table-cell table:style-name="Default"/>
          <table:table-cell table:style-name="ce411"/>
          <table:table-cell table:number-columns-repeated="1011"/>
        </table:table-row>
        <table:table-row table:style-name="ro1">
          <table:table-cell table:style-name="ce351" office:value-type="string" calcext:value-type="string" table:number-columns-spanned="7" table:number-rows-spanned="1">
            <text:p>Criação</text:p>
          </table:table-cell>
          <table:covered-table-cell table:style-name="ce351"/>
          <table:covered-table-cell table:style-name="ce370" office:value-type="date" office:date-value="2017-11-19" calcext:value-type="date">
            <text:p>19/11/17</text:p>
          </table:covered-table-cell>
          <table:covered-table-cell table:number-columns-repeated="4" table:style-name="ce351"/>
          <table:table-cell table:style-name="ce351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51" office:value-type="string" calcext:value-type="string" table:number-columns-spanned="2" table:number-rows-spanned="1">
            <text:p>Folder</text:p>
          </table:table-cell>
          <table:covered-table-cell table:style-name="ce319"/>
          <table:table-cell table:number-columns-repeated="1009"/>
        </table:table-row>
        <table:table-row table:style-name="ro1">
          <table:table-cell table:style-name="ce351" office:value-type="string" calcext:value-type="string">
            <text:p>Capitulo</text:p>
          </table:table-cell>
          <table:table-cell table:style-name="ce351" office:value-type="string" calcext:value-type="string">
            <text:p>Arquivo</text:p>
          </table:table-cell>
          <table:table-cell table:style-name="ce351" office:value-type="string" calcext:value-type="string">
            <text:p>Data</text:p>
          </table:table-cell>
          <table:table-cell table:style-name="ce351" office:value-type="string" calcext:value-type="string">
            <text:p>Versao</text:p>
          </table:table-cell>
          <table:table-cell table:style-name="ce351" office:value-type="string" calcext:value-type="string">
            <text:p>Update</text:p>
          </table:table-cell>
          <table:table-cell table:style-name="ce351" office:value-type="string" calcext:value-type="string">
            <text:p>Ordem</text:p>
          </table:table-cell>
          <table:table-cell table:style-name="ce351" office:value-type="string" calcext:value-type="string">
            <text:p>Referencend into:</text:p>
          </table:table-cell>
          <table:table-cell table:style-name="ce351" office:value-type="string" calcext:value-type="string">
            <text:p>Merged in:</text:p>
          </table:table-cell>
          <table:table-cell table:style-name="ce351" office:value-type="string" calcext:value-type="string">
            <text:p>Ordem</text:p>
          </table:table-cell>
          <table:table-cell table:style-name="ce351" office:value-type="string" calcext:value-type="string">
            <text:p>Title</text:p>
          </table:table-cell>
          <table:table-cell table:style-name="ce351" office:value-type="string" calcext:value-type="string">
            <text:p>start</text:p>
          </table:table-cell>
          <table:table-cell table:style-name="ce360" office:value-type="string" calcext:value-type="string" table:number-columns-spanned="2" table:number-rows-spanned="1">
            <text:p>Textos</text:p>
          </table:table-cell>
          <table:covered-table-cell table:style-name="ce319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319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319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319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7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319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70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/>
          <table:table-cell table:style-name="ce319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70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1/</text:p>
          </table:table-cell>
          <table:table-cell table:style-name="ce319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70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60" office:value-type="string" calcext:value-type="string">
            <text:p>.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70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.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60" office:value-type="string" calcext:value-type="string">
            <text:p>.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2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2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7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11" office:value-type="date" office:date-value="2017-04-10" calcext:value-type="date">
            <text:p>10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7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3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70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70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70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why%20" xlink:type="simple">stick notes</text:a></text:p>
          </table:table-cell>
          <table:table-cell table:style-name="ce370" office:value-type="date" office:date-value="2015-11-11" calcext:value-type="date">
            <text:p>11/11/15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70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70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7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7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7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70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58" office:value-type="string" calcext:value-type="string">
            <text:p>14011821190172115200519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70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70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70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70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319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319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319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319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2/</text:p>
          </table:table-cell>
          <table:table-cell table:style-name="ce319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70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70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70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..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70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70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7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7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70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70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70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70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70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Escritos Diversos/</text:p>
          </table:table-cell>
          <table:table-cell table:style-name="ce319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70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7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../Textos/6/01_13072015.txt" xlink:type="simple">01_13072015.txt</text:a></text:p>
          </table:table-cell>
          <table:table-cell office:value-type="string" calcext:value-type="string">
            <text:p>13/07/15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70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70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Drive/</text:p>
          </table:table-cell>
          <table:table-cell table:style-name="ce319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7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7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7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../Textos/oldest%20ones/O%20justo%20que%20se%20julga%20sabio%20comete%20a%20injustica.odt" xlink:type="simple">O justo que se julga sabio comete a injustica.odt</text:a></text:p>
          </table:table-cell>
          <table:table-cell table:style-name="ce370" office:value-type="date" office:date-value="2015-10-05" calcext:value-type="date">
            <text:p>05/10/15</text:p>
          </table:table-cell>
          <table:table-cell/>
          <table:table-cell table:style-name="ce411" office:value-type="date" office:date-value="2017-11-20" calcext:value-type="date">
            <text:p>20/11/17</text:p>
          </table:table-cell>
          <table:table-cell table:number-columns-repeated="2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70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7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70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oldest ones/</text:p>
          </table:table-cell>
          <table:table-cell table:style-name="ce319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7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7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7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70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./</text:p>
          </table:table-cell>
          <table:table-cell table:style-name="ce319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70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70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70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320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70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70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70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70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9" office:value-type="string" calcext:value-type="string">
            <text:p>Compilados – Edits – Index/</text:p>
          </table:table-cell>
          <table:table-cell table:style-name="ce319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360" office:value-type="string" calcext:value-type="string" table:number-columns-spanned="2" table:number-rows-spanned="1">
            <text:p>nrsdirectory/nrs_subjects</text:p>
          </table:table-cell>
          <table:covered-table-cell table:style-name="ce319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11" office:value-type="date" office:date-value="2017-04-13" calcext:value-type="date">
            <text:p>13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11" office:value-type="date" office:date-value="2017-04-12" calcext:value-type="date">
            <text:p>12/04/17</text:p>
          </table:table-cell>
          <table:table-cell table:style-name="ce409" office:value-type="string" calcext:value-type="string">
            <text:p>/</text:p>
          </table:table-cell>
          <table:table-cell table:style-name="ce319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11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08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78"/>
        <table:table-column table:style-name="co46" table:default-cell-style-name="ce20"/>
        <table:table-column table:style-name="co47" table:default-cell-style-name="ce308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37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37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37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37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37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37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37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38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38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38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38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38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38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38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38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38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38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37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37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37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37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37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37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37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380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37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37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380" office:value-type="date" office:date-value="2017-04-10" calcext:value-type="date">
            <text:p>10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37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37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37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37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37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37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37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37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37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37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37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37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37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37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37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37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37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37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37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37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37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37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37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37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37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37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37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37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37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37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37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380" office:value-type="date" office:date-value="2017-04-13" calcext:value-type="date">
            <text:p>13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80" office:value-type="date" office:date-value="2017-04-12" calcext:value-type="date">
            <text:p>12/04/17</text:p>
          </table:table-cell>
          <table:table-cell table:style-name="ce378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3" table:default-cell-style-name="Default"/>
        <table:table-column table:style-name="co54" table:default-cell-style-name="ce131"/>
        <table:table-column table:style-name="co55" table:default-cell-style-name="ce132"/>
        <table:table-column table:style-name="co56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 style:data-style-name="N2" text:time-value="19:22:53.772962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1-20T19:46:52.145207482</dc:date>
    <meta:editing-duration>P2DT13H21M39S</meta:editing-duration>
    <meta:editing-cycles>559</meta:editing-cycles>
    <meta:document-statistic meta:table-count="10" meta:cell-count="13019" meta:object-count="0"/>
  </office:meta>
</office:document-meta>
</file>